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725in" style:rel-column-width="44715*"/>
    </style:style>
    <style:style style:name="FoodItems.B" style:family="table-column">
      <style:table-column-properties style:column-width="0.3597in" style:rel-column-width="3404*"/>
    </style:style>
    <style:style style:name="FoodItems.C" style:family="table-column">
      <style:table-column-properties style:column-width="0.4403in" style:rel-column-width="4166*"/>
    </style:style>
    <style:style style:name="FoodItems.D" style:family="table-column">
      <style:table-column-properties style:column-width="0.4799in" style:rel-column-width="4541*"/>
    </style:style>
    <style:style style:name="FoodItems.E" style:family="table-column">
      <style:table-column-properties style:column-width="0.4201in" style:rel-column-width="3976*"/>
    </style:style>
    <style:style style:name="FoodItems.F" style:family="table-column">
      <style:table-column-properties style:column-width="0.5in" style:rel-column-width="4733*"/>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201in" fo:padding-top="0.0201in" fo:padding-bottom="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left="0.0403in" fo:padding-right="0.0201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2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2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3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4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4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4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5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6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6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6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7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8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9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0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1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2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3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4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4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4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5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3"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3"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4"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4"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6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B17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D17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7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5"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5"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6"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6"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7"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7"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8"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8"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8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89"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89"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9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90"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90"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9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91"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91"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FoodItems.D19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E192" style:family="table-cell">
      <style:table-cell-properties fo:background-color="transparent" fo:padding-left="0.0403in" fo:padding-right="0.0201in" fo:padding-top="0.0201in" fo:padding-bottom="0.0201in" fo:border-left="2pt solid #000000" fo:border-right="none" fo:border-top="none" fo:border-bottom="2pt solid #000000" style:writing-mode="page">
        <style:background-image/>
      </style:table-cell-properties>
    </style:style>
    <style:style style:name="FoodItems.F192" style:family="table-cell">
      <style:table-cell-properties fo:background-color="transparent" fo:padding-left="0.0403in" fo:padding-right="0.0201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ae068d" style:font-size-asian="10pt" style:font-size-complex="10pt"/>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Standard">
      <style:text-properties fo:font-size="10pt" officeooo:rsid="00ae068d" officeooo:paragraph-rsid="00ae068d" style:font-size-asian="10pt" style:font-size-complex="10pt"/>
    </style:style>
    <style:style style:name="P11" style:family="paragraph" style:parent-style-name="Standard">
      <style:text-properties fo:font-size="10pt" officeooo:rsid="00c2f53b" officeooo:paragraph-rsid="00c2f53b" style:font-size-asian="10pt" style:font-size-complex="10pt"/>
    </style:style>
    <style:style style:name="P12" style:family="paragraph" style:parent-style-name="Standard">
      <style:text-properties fo:font-size="10pt" officeooo:rsid="00d6f850" officeooo:paragraph-rsid="00d6f850" style:font-size-asian="10pt" style:font-size-complex="10p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c848f" officeooo:paragraph-rsid="00cc848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9521b" officeooo:paragraph-rsid="00c9521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06ec" officeooo:paragraph-rsid="00bf06ec"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2dd01" officeooo:paragraph-rsid="00c2dd01"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1527c" officeooo:paragraph-rsid="00c1527c"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3073" officeooo:paragraph-rsid="00bf3073"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af4a" officeooo:paragraph-rsid="00bfaf4a"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302dc" officeooo:paragraph-rsid="00d302dc"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5814a" officeooo:paragraph-rsid="00c5814a"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77d31" officeooo:paragraph-rsid="00c77d31"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cb76" officeooo:paragraph-rsid="00d5cb76"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6f850" officeooo:paragraph-rsid="00d6f850"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7c8a4" officeooo:paragraph-rsid="00d7c8a4"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838ae"/>
    </style:style>
    <style:style style:name="T41" style:family="text">
      <style:text-properties officeooo:rsid="008c030e"/>
    </style:style>
    <style:style style:name="T42" style:family="text">
      <style:text-properties officeooo:rsid="008ce92b"/>
    </style:style>
    <style:style style:name="T43" style:family="text">
      <style:text-properties officeooo:rsid="008e6dcd"/>
    </style:style>
    <style:style style:name="T44" style:family="text">
      <style:text-properties officeooo:rsid="00920eec"/>
    </style:style>
    <style:style style:name="T45" style:family="text">
      <style:text-properties officeooo:rsid="0097263c"/>
    </style:style>
    <style:style style:name="T46" style:family="text">
      <style:text-properties officeooo:rsid="00989a4c"/>
    </style:style>
    <style:style style:name="T47" style:family="text">
      <style:text-properties officeooo:rsid="009a2316"/>
    </style:style>
    <style:style style:name="T48" style:family="text">
      <style:text-properties officeooo:rsid="009dc710"/>
    </style:style>
    <style:style style:name="T49" style:family="text">
      <style:text-properties officeooo:rsid="009f0d06"/>
    </style:style>
    <style:style style:name="T50" style:family="text">
      <style:text-properties officeooo:rsid="00a0eeab"/>
    </style:style>
    <style:style style:name="T51" style:family="text">
      <style:text-properties officeooo:rsid="00a8194f"/>
    </style:style>
    <style:style style:name="T52" style:family="text">
      <style:text-properties officeooo:rsid="00a880ad"/>
    </style:style>
    <style:style style:name="T53" style:family="text">
      <style:text-properties officeooo:rsid="00aac58b"/>
    </style:style>
    <style:style style:name="T54" style:family="text">
      <style:text-properties officeooo:rsid="00ac0b6b"/>
    </style:style>
    <style:style style:name="T55" style:family="text">
      <style:text-properties officeooo:rsid="00b6a012"/>
    </style:style>
    <style:style style:name="T56" style:family="text">
      <style:text-properties officeooo:rsid="00bcf6a1"/>
    </style:style>
    <style:style style:name="T57" style:family="text">
      <style:text-properties officeooo:rsid="00c1527c"/>
    </style:style>
    <style:style style:name="T58" style:family="text">
      <style:text-properties officeooo:rsid="00c2f53b"/>
    </style:style>
    <style:style style:name="T59" style:family="text">
      <style:text-properties officeooo:rsid="00ca2455"/>
    </style:style>
    <style:style style:name="T60" style:family="text">
      <style:text-properties officeooo:rsid="00cbcfc8"/>
    </style:style>
    <style:style style:name="T61" style:family="text">
      <style:text-properties officeooo:rsid="00cd8859"/>
    </style:style>
    <style:style style:name="T62" style:family="text">
      <style:text-properties officeooo:rsid="00ce9767"/>
    </style:style>
    <style:style style:name="T63" style:family="text">
      <style:text-properties officeooo:rsid="00cf2a64"/>
    </style:style>
    <style:style style:name="T64" style:family="text">
      <style:text-properties officeooo:rsid="00d06a43"/>
    </style:style>
    <style:style style:name="T65" style:family="text">
      <style:text-properties officeooo:rsid="00d145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6">Food Item</text:p>
            </table:table-cell>
            <table:table-cell table:style-name="FoodItems.A1" office:value-type="string">
              <text:p text:style-name="P7">HP<text:span text:style-name="T26">+</text:span></text:p>
            </table:table-cell>
            <table:table-cell table:style-name="FoodItems.A1" office:value-type="string">
              <text:p text:style-name="P7">Value</text:p>
            </table:table-cell>
            <table:table-cell table:style-name="FoodItems.A1" office:value-type="string">
              <text:p text:style-name="P8">Rari<text:span text:style-name="T30">t</text:span>y</text:p>
            </table:table-cell>
            <table:table-cell table:style-name="FoodItems.A1" office:value-type="string">
              <text:p text:style-name="P9">Oven</text:p>
            </table:table-cell>
            <table:table-cell table:style-name="FoodItems.F1" office:value-type="string">
              <text:p text:style-name="P8">Notes</text:p>
            </table:table-cell>
          </table:table-row>
        </table:table-header-rows>
        <table:table-row table:style-name="FoodItems.1">
          <table:table-cell table:style-name="FoodItems.A2" office:value-type="string">
            <text:p text:style-name="P19">Coffee <text:span text:style-name="T9">(6)</text:span></text:p>
            <text:p text:style-name="P19"><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9">Ground Bloodleaf Coffee</text:p>
          </table:table-cell>
          <table:table-cell table:style-name="FoodItems.B2" office:value-type="float" office:value="-5">
            <text:p text:style-name="P18">-<text:span text:style-name="T19">5</text:span></text:p>
          </table:table-cell>
          <table:table-cell table:style-name="FoodItems.B2" office:value-type="float" office:value="50">
            <text:p text:style-name="P20">50</text:p>
          </table:table-cell>
          <table:table-cell table:style-name="FoodItems.D3" office:value-type="string">
            <text:p text:style-name="P22">C</text:p>
          </table:table-cell>
          <table:table-cell table:style-name="FoodItems.E3" office:value-type="string">
            <text:p text:style-name="P26">R</text:p>
          </table:table-cell>
          <table:table-cell table:style-name="FoodItems.F3" office:value-type="string">
            <text:p text:style-name="P23">a</text:p>
          </table:table-cell>
        </table:table-row>
        <table:table-row table:style-name="FoodItems.1">
          <table:table-cell table:style-name="FoodItems.A2" office:value-type="string">
            <text:p text:style-name="P19">Ground Hubflower Coffee</text:p>
          </table:table-cell>
          <table:table-cell table:style-name="FoodItems.B2" office:value-type="float" office:value="-5">
            <text:p text:style-name="P18">-<text:span text:style-name="T19">5</text:span></text:p>
          </table:table-cell>
          <table:table-cell table:style-name="FoodItems.B2" office:value-type="float" office:value="50">
            <text:p text:style-name="P20">50</text:p>
          </table:table-cell>
          <table:table-cell table:style-name="FoodItems.D4" office:value-type="string">
            <text:p text:style-name="P22">C</text:p>
          </table:table-cell>
          <table:table-cell table:style-name="FoodItems.E4" office:value-type="string">
            <text:p text:style-name="P26">R</text:p>
          </table:table-cell>
          <table:table-cell table:style-name="FoodItems.F4" office:value-type="string">
            <text:p text:style-name="P23">a</text:p>
          </table:table-cell>
        </table:table-row>
        <table:table-row table:style-name="FoodItems.1">
          <table:table-cell table:style-name="FoodItems.A2" office:value-type="string">
            <text:p text:style-name="P19">Groun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5" office:value-type="string">
            <text:p text:style-name="P22">C</text:p>
          </table:table-cell>
          <table:table-cell table:style-name="FoodItems.E5" office:value-type="string">
            <text:p text:style-name="P26">R</text:p>
          </table:table-cell>
          <table:table-cell table:style-name="FoodItems.F5" office:value-type="string">
            <text:p text:style-name="P24">a</text:p>
          </table:table-cell>
        </table:table-row>
        <table:table-row table:style-name="FoodItems.1">
          <table:table-cell table:style-name="FoodItems.A2" office:value-type="string">
            <text:p text:style-name="P19">Brewed Bloodleaf Coffee</text:p>
          </table:table-cell>
          <table:table-cell table:style-name="FoodItems.B2" office:value-type="float" office:value="0">
            <text:p text:style-name="P28">0</text:p>
          </table:table-cell>
          <table:table-cell table:style-name="FoodItems.B2" office:value-type="float" office:value="4">
            <text:p text:style-name="P20">4</text:p>
          </table:table-cell>
          <table:table-cell table:style-name="FoodItems.D6" office:value-type="string">
            <text:p text:style-name="P22">C</text:p>
          </table:table-cell>
          <table:table-cell table:style-name="FoodItems.E6" office:value-type="string">
            <text:p text:style-name="P26">R</text:p>
          </table:table-cell>
          <table:table-cell table:style-name="FoodItems.F6" office:value-type="string">
            <text:p text:style-name="P23">b</text:p>
          </table:table-cell>
        </table:table-row>
        <table:table-row table:style-name="FoodItems.1">
          <table:table-cell table:style-name="FoodItems.A2" office:value-type="string">
            <text:p text:style-name="P19">Brewed Hubflower Coffee</text:p>
          </table:table-cell>
          <table:table-cell table:style-name="FoodItems.B2" office:value-type="float" office:value="0">
            <text:p text:style-name="P28">0</text:p>
          </table:table-cell>
          <table:table-cell table:style-name="FoodItems.B2" office:value-type="float" office:value="4">
            <text:p text:style-name="P20">4</text:p>
          </table:table-cell>
          <table:table-cell table:style-name="FoodItems.D7" office:value-type="string">
            <text:p text:style-name="P22">C</text:p>
          </table:table-cell>
          <table:table-cell table:style-name="FoodItems.E7" office:value-type="string">
            <text:p text:style-name="P26">R</text:p>
          </table:table-cell>
          <table:table-cell table:style-name="FoodItems.F7" office:value-type="string">
            <text:p text:style-name="P23">b</text:p>
          </table:table-cell>
        </table:table-row>
        <table:table-row table:style-name="FoodItems.1">
          <table:table-cell table:style-name="FoodItems.A2" office:value-type="string">
            <text:p text:style-name="P19">Brewe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8" office:value-type="string">
            <text:p text:style-name="P22">C</text:p>
          </table:table-cell>
          <table:table-cell table:style-name="FoodItems.E8" office:value-type="string">
            <text:p text:style-name="P26">R</text:p>
          </table:table-cell>
          <table:table-cell table:style-name="FoodItems.F8" office:value-type="string">
            <text:p text:style-name="P25">a</text:p>
          </table:table-cell>
        </table:table-row>
        <table:table-row table:style-name="FoodItems.1">
          <table:table-cell table:style-name="FoodItems.A2" office:value-type="string">
            <text:p text:style-name="P19"/>
          </table:table-cell>
          <table:table-cell table:style-name="FoodItems.B2">
            <text:p text:style-name="P27"/>
          </table:table-cell>
          <table:table-cell table:style-name="FoodItems.B2">
            <text:p text:style-name="P27"/>
          </table:table-cell>
          <table:table-cell table:style-name="FoodItems.B2">
            <text:p text:style-name="P22"/>
          </table:table-cell>
          <table:table-cell table:style-name="FoodItems.B2">
            <text:p text:style-name="P25"/>
          </table:table-cell>
          <table:table-cell table:style-name="FoodItems.F2">
            <text:p text:style-name="P25"/>
          </table:table-cell>
        </table:table-row>
        <table:table-row table:style-name="FoodItems.1">
          <table:table-cell table:style-name="FoodItems.A2" office:value-type="string">
            <text:p text:style-name="P29">Juice <text:span text:style-name="T9">(13)</text:span></text:p>
            <text:p text:style-name="P29"><text:s text:c="4"/><text:span text:style-name="T20">All juice temporarily boosts healing speed from other foods ingested, and therefore should be consumed at the same time as other foods for best results.</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30">Juice, <text:span text:style-name="T3">Apple</text:span></text:p>
          </table:table-cell>
          <table:table-cell table:style-name="FoodItems.B2" office:value-type="float" office:value="6">
            <text:p text:style-name="P20">6</text:p>
          </table:table-cell>
          <table:table-cell table:style-name="FoodItems.B2" office:value-type="float" office:value="12">
            <text:p text:style-name="P20">12</text:p>
          </table:table-cell>
          <table:table-cell table:style-name="FoodItems.D11" office:value-type="string">
            <text:p text:style-name="P22">C</text:p>
          </table:table-cell>
          <table:table-cell table:style-name="FoodItems.E11" office:value-type="string">
            <text:p text:style-name="P26">R</text:p>
          </table:table-cell>
          <table:table-cell table:style-name="FoodItems.F11" office:value-type="string">
            <text:p text:style-name="P31">e</text:p>
          </table:table-cell>
        </table:table-row>
        <table:table-row table:style-name="FoodItems.1">
          <table:table-cell table:style-name="FoodItems.A2" office:value-type="string">
            <text:p text:style-name="P29">Juice, <text:span text:style-name="T1">Aster Tea</text:span></text:p>
          </table:table-cell>
          <table:table-cell table:style-name="FoodItems.B2" office:value-type="float" office:value="22">
            <text:p text:style-name="P21">22</text:p>
          </table:table-cell>
          <table:table-cell table:style-name="FoodItems.B2" office:value-type="float" office:value="50">
            <text:p text:style-name="P20">50</text:p>
          </table:table-cell>
          <table:table-cell table:style-name="FoodItems.D12" office:value-type="string">
            <text:p text:style-name="P22">R</text:p>
          </table:table-cell>
          <table:table-cell table:style-name="FoodItems.E12" office:value-type="string">
            <text:p text:style-name="P26">R</text:p>
          </table:table-cell>
          <table:table-cell table:style-name="FoodItems.F12" office:value-type="string">
            <text:p text:style-name="P31">e</text:p>
          </table:table-cell>
        </table:table-row>
        <table:table-row table:style-name="FoodItems.1">
          <table:table-cell table:style-name="FoodItems.A2" office:value-type="string">
            <text:p text:style-name="P29">Juice, <text:span text:style-name="T1">Black Bloodleaf</text:span></text:p>
          </table:table-cell>
          <table:table-cell table:style-name="FoodItems.B2" office:value-type="float" office:value="22">
            <text:p text:style-name="P20">22</text:p>
          </table:table-cell>
          <table:table-cell table:style-name="FoodItems.B2" office:value-type="float" office:value="50">
            <text:p text:style-name="P20">50</text:p>
          </table:table-cell>
          <table:table-cell table:style-name="FoodItems.D13" office:value-type="string">
            <text:p text:style-name="P22">R</text:p>
          </table:table-cell>
          <table:table-cell table:style-name="FoodItems.E13" office:value-type="string">
            <text:p text:style-name="P26">R</text:p>
          </table:table-cell>
          <table:table-cell table:style-name="FoodItems.F13" office:value-type="string">
            <text:p text:style-name="P31">e</text:p>
          </table:table-cell>
        </table:table-row>
        <table:table-row table:style-name="FoodItems.1">
          <table:table-cell table:style-name="FoodItems.A2" office:value-type="string">
            <text:p text:style-name="P29">Juice, <text:span text:style-name="T1">Blight n’ Berry</text:span></text:p>
          </table:table-cell>
          <table:table-cell table:style-name="FoodItems.B2" office:value-type="float" office:value="22">
            <text:p text:style-name="P20">22</text:p>
          </table:table-cell>
          <table:table-cell table:style-name="FoodItems.B2" office:value-type="float" office:value="50">
            <text:p text:style-name="P20">50</text:p>
          </table:table-cell>
          <table:table-cell table:style-name="FoodItems.D14" office:value-type="string">
            <text:p text:style-name="P22">R</text:p>
          </table:table-cell>
          <table:table-cell table:style-name="FoodItems.E14" office:value-type="string">
            <text:p text:style-name="P26">R</text:p>
          </table:table-cell>
          <table:table-cell table:style-name="FoodItems.F14" office:value-type="string">
            <text:p text:style-name="P31">e</text:p>
          </table:table-cell>
        </table:table-row>
        <table:table-row table:style-name="FoodItems.1">
          <table:table-cell table:style-name="FoodItems.A2" office:value-type="string">
            <text:p text:style-name="P29">Juice, <text:span text:style-name="T1">Golden Gourd</text:span></text:p>
          </table:table-cell>
          <table:table-cell table:style-name="FoodItems.B2" office:value-type="float" office:value="6">
            <text:p text:style-name="P20">6</text:p>
          </table:table-cell>
          <table:table-cell table:style-name="FoodItems.B2" office:value-type="float" office:value="12">
            <text:p text:style-name="P20">12</text:p>
          </table:table-cell>
          <table:table-cell table:style-name="FoodItems.D15" office:value-type="string">
            <text:p text:style-name="P22">C</text:p>
          </table:table-cell>
          <table:table-cell table:style-name="FoodItems.E15" office:value-type="string">
            <text:p text:style-name="P26">R</text:p>
          </table:table-cell>
          <table:table-cell table:style-name="FoodItems.F15" office:value-type="string">
            <text:p text:style-name="P31">e</text:p>
          </table:table-cell>
        </table:table-row>
        <table:table-row table:style-name="FoodItems.1">
          <table:table-cell table:style-name="FoodItems.A2" office:value-type="string">
            <text:p text:style-name="P29">Juice, <text:span text:style-name="T1">Lure Weed Tea</text:span></text:p>
          </table:table-cell>
          <table:table-cell table:style-name="FoodItems.B2" office:value-type="float" office:value="22">
            <text:p text:style-name="P20">22</text:p>
          </table:table-cell>
          <table:table-cell table:style-name="FoodItems.B2" office:value-type="float" office:value="50">
            <text:p text:style-name="P20">50</text:p>
          </table:table-cell>
          <table:table-cell table:style-name="FoodItems.D16" office:value-type="string">
            <text:p text:style-name="P22">R</text:p>
          </table:table-cell>
          <table:table-cell table:style-name="FoodItems.E16" office:value-type="string">
            <text:p text:style-name="P26">R</text:p>
          </table:table-cell>
          <table:table-cell table:style-name="FoodItems.F16" office:value-type="string">
            <text:p text:style-name="P31">e</text:p>
          </table:table-cell>
        </table:table-row>
        <table:table-row table:style-name="FoodItems.1">
          <table:table-cell table:style-name="FoodItems.A2" office:value-type="string">
            <text:p text:style-name="P29">Juice, <text:span text:style-name="T2">Melon</text:span></text:p>
          </table:table-cell>
          <table:table-cell table:style-name="FoodItems.B2" office:value-type="float" office:value="6">
            <text:p text:style-name="P20">6</text:p>
          </table:table-cell>
          <table:table-cell table:style-name="FoodItems.B2" office:value-type="float" office:value="12">
            <text:p text:style-name="P20">12</text:p>
          </table:table-cell>
          <table:table-cell table:style-name="FoodItems.D17" office:value-type="string">
            <text:p text:style-name="P22">C</text:p>
          </table:table-cell>
          <table:table-cell table:style-name="FoodItems.E17" office:value-type="string">
            <text:p text:style-name="P26">R</text:p>
          </table:table-cell>
          <table:table-cell table:style-name="FoodItems.F17" office:value-type="string">
            <text:p text:style-name="P31">e</text:p>
          </table:table-cell>
        </table:table-row>
        <table:table-row table:style-name="FoodItems.1">
          <table:table-cell table:style-name="FoodItems.A2" office:value-type="string">
            <text:p text:style-name="P29">Juice, <text:span text:style-name="T2">Mutfruit</text:span></text:p>
          </table:table-cell>
          <table:table-cell table:style-name="FoodItems.B2" office:value-type="float" office:value="6">
            <text:p text:style-name="P20">6</text:p>
          </table:table-cell>
          <table:table-cell table:style-name="FoodItems.B2" office:value-type="float" office:value="12">
            <text:p text:style-name="P20">12</text:p>
          </table:table-cell>
          <table:table-cell table:style-name="FoodItems.D18" office:value-type="string">
            <text:p text:style-name="P22">C</text:p>
          </table:table-cell>
          <table:table-cell table:style-name="FoodItems.E18" office:value-type="string">
            <text:p text:style-name="P26">R</text:p>
          </table:table-cell>
          <table:table-cell table:style-name="FoodItems.F18" office:value-type="string">
            <text:p text:style-name="P31">e</text:p>
          </table:table-cell>
        </table:table-row>
        <table:table-row table:style-name="FoodItems.1">
          <table:table-cell table:style-name="FoodItems.A2" office:value-type="string">
            <text:p text:style-name="P30">Juice, <text:span text:style-name="T3">Orange</text:span></text:p>
          </table:table-cell>
          <table:table-cell table:style-name="FoodItems.B2" office:value-type="float" office:value="6">
            <text:p text:style-name="P20">6</text:p>
          </table:table-cell>
          <table:table-cell table:style-name="FoodItems.B2" office:value-type="float" office:value="12">
            <text:p text:style-name="P20">12</text:p>
          </table:table-cell>
          <table:table-cell table:style-name="FoodItems.D19" office:value-type="string">
            <text:p text:style-name="P22">C</text:p>
          </table:table-cell>
          <table:table-cell table:style-name="FoodItems.E19" office:value-type="string">
            <text:p text:style-name="P26">R</text:p>
          </table:table-cell>
          <table:table-cell table:style-name="FoodItems.F19" office:value-type="string">
            <text:p text:style-name="P31">e</text:p>
          </table:table-cell>
        </table:table-row>
        <table:table-row table:style-name="FoodItems.1">
          <table:table-cell table:style-name="FoodItems.A2" office:value-type="string">
            <text:p text:style-name="P29">Juice, <text:span text:style-name="T2">Tarberry</text:span></text:p>
          </table:table-cell>
          <table:table-cell table:style-name="FoodItems.B2" office:value-type="float" office:value="6">
            <text:p text:style-name="P20">6</text:p>
          </table:table-cell>
          <table:table-cell table:style-name="FoodItems.B2" office:value-type="float" office:value="12">
            <text:p text:style-name="P20">12</text:p>
          </table:table-cell>
          <table:table-cell table:style-name="FoodItems.D20" office:value-type="string">
            <text:p text:style-name="P22">C</text:p>
          </table:table-cell>
          <table:table-cell table:style-name="FoodItems.E20" office:value-type="string">
            <text:p text:style-name="P26">R</text:p>
          </table:table-cell>
          <table:table-cell table:style-name="FoodItems.F20" office:value-type="string">
            <text:p text:style-name="P31">e</text:p>
          </table:table-cell>
        </table:table-row>
        <table:table-row table:style-name="FoodItems.1">
          <table:table-cell table:style-name="FoodItems.A2" office:value-type="string">
            <text:p text:style-name="P29">Juice, <text:span text:style-name="T2">Vegetable</text:span></text:p>
          </table:table-cell>
          <table:table-cell table:style-name="FoodItems.B2" office:value-type="float" office:value="10">
            <text:p text:style-name="P20">10</text:p>
          </table:table-cell>
          <table:table-cell table:style-name="FoodItems.B2" office:value-type="float" office:value="32">
            <text:p text:style-name="P20">32</text:p>
          </table:table-cell>
          <table:table-cell table:style-name="FoodItems.D21" office:value-type="string">
            <text:p text:style-name="P22">U</text:p>
          </table:table-cell>
          <table:table-cell table:style-name="FoodItems.E21" office:value-type="string">
            <text:p text:style-name="P26">R</text:p>
          </table:table-cell>
          <table:table-cell table:style-name="FoodItems.F21" office:value-type="string">
            <text:p text:style-name="P31">e</text:p>
          </table:table-cell>
        </table:table-row>
        <table:table-row table:style-name="FoodItems.1">
          <table:table-cell table:style-name="FoodItems.A2" office:value-type="string">
            <text:p text:style-name="P29">Juice, <text:span text:style-name="T2">Wild Mutfruit</text:span></text:p>
          </table:table-cell>
          <table:table-cell table:style-name="FoodItems.B2" office:value-type="float" office:value="22">
            <text:p text:style-name="P20">22</text:p>
          </table:table-cell>
          <table:table-cell table:style-name="FoodItems.B2" office:value-type="float" office:value="50">
            <text:p text:style-name="P20">50</text:p>
          </table:table-cell>
          <table:table-cell table:style-name="FoodItems.D22" office:value-type="string">
            <text:p text:style-name="P22">R</text:p>
          </table:table-cell>
          <table:table-cell table:style-name="FoodItems.E22" office:value-type="string">
            <text:p text:style-name="P26">R</text:p>
          </table:table-cell>
          <table:table-cell table:style-name="FoodItems.F22" office:value-type="string">
            <text:p text:style-name="P31">e</text:p>
          </table:table-cell>
        </table:table-row>
        <table:table-row table:style-name="FoodItems.1">
          <table:table-cell table:style-name="FoodItems.A2" office:value-type="string">
            <text:p text:style-name="P29">Juice, <text:span text:style-name="T2">Wild Tarberry</text:span></text:p>
          </table:table-cell>
          <table:table-cell table:style-name="FoodItems.B2" office:value-type="float" office:value="22">
            <text:p text:style-name="P20">22</text:p>
          </table:table-cell>
          <table:table-cell table:style-name="FoodItems.B2" office:value-type="float" office:value="50">
            <text:p text:style-name="P20">50</text:p>
          </table:table-cell>
          <table:table-cell table:style-name="FoodItems.D23" office:value-type="string">
            <text:p text:style-name="P22">R</text:p>
          </table:table-cell>
          <table:table-cell table:style-name="FoodItems.E23" office:value-type="string">
            <text:p text:style-name="P26">R</text:p>
          </table:table-cell>
          <table:table-cell table:style-name="FoodItems.F23" office:value-type="string">
            <text:p text:style-name="P31">e</text:p>
          </table:table-cell>
        </table:table-row>
        <table:table-row table:style-name="FoodItems.1">
          <table:table-cell table:style-name="FoodItems.A2"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FoodItems.B2">
            <text:p text:style-name="P20"/>
          </table:table-cell>
          <table:table-cell table:style-name="FoodItems.B2">
            <text:p text:style-name="P20"/>
          </table:table-cell>
          <table:table-cell table:style-name="FoodItems.B2">
            <text:p text:style-name="P22"/>
          </table:table-cell>
          <table:table-cell table:style-name="FoodItems.B2">
            <text:p text:style-name="P18"/>
          </table:table-cell>
          <table:table-cell table:style-name="FoodItems.F2">
            <text:p text:style-name="P18"/>
          </table:table-cell>
        </table:table-row>
        <text:soft-page-break/>
        <table:table-row table:style-name="FoodItems.1">
          <table:table-cell table:style-name="FoodItems.A2" office:value-type="string">
            <text:p text:style-name="P32"><text:span text:style-name="T35">Ice Cream</text:span> (<text:span text:style-name="T42">8</text:span>)</text:p>
            <text:p text:style-name="P32"><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20"/>
          </table:table-cell>
          <table:table-cell table:style-name="FoodItems.B2">
            <text:p text:style-name="P20"/>
          </table:table-cell>
          <table:table-cell table:style-name="FoodItems.B2">
            <text:p text:style-name="P22"/>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34"><text:span text:style-name="T36">Float, </text:span>Chocolate Mocha</text:p>
          </table:table-cell>
          <table:table-cell table:style-name="FoodItems.B2" office:value-type="float" office:value="40">
            <text:p text:style-name="P32">40</text:p>
          </table:table-cell>
          <table:table-cell table:style-name="FoodItems.B2" office:value-type="float" office:value="150">
            <text:p text:style-name="P35">15<text:span text:style-name="T33">0</text:span></text:p>
          </table:table-cell>
          <table:table-cell table:style-name="FoodItems.D26" office:value-type="string">
            <text:p text:style-name="P36">R</text:p>
          </table:table-cell>
          <table:table-cell table:style-name="FoodItems.E26" office:value-type="string">
            <text:p text:style-name="P26">A</text:p>
          </table:table-cell>
          <table:table-cell table:style-name="FoodItems.F26" office:value-type="string">
            <text:p text:style-name="P37"><text:span text:style-name="T33">b, </text:span>d</text:p>
          </table:table-cell>
        </table:table-row>
        <table:table-row table:style-name="FoodItems.1">
          <table:table-cell table:style-name="FoodItems.A2" office:value-type="string">
            <text:p text:style-name="P33">Float, Mint Chocolate</text:p>
          </table:table-cell>
          <table:table-cell table:style-name="FoodItems.B2" office:value-type="float" office:value="40">
            <text:p text:style-name="P35">40</text:p>
          </table:table-cell>
          <table:table-cell table:style-name="FoodItems.B2" office:value-type="float" office:value="125">
            <text:p text:style-name="P35">1<text:span text:style-name="T33">25</text:span></text:p>
          </table:table-cell>
          <table:table-cell table:style-name="FoodItems.D27" office:value-type="string">
            <text:p text:style-name="P38">R</text:p>
          </table:table-cell>
          <table:table-cell table:style-name="FoodItems.E27" office:value-type="string">
            <text:p text:style-name="P26">A</text:p>
          </table:table-cell>
          <table:table-cell table:style-name="FoodItems.F27" office:value-type="string">
            <text:p text:style-name="P35">d</text:p>
          </table:table-cell>
        </table:table-row>
        <table:table-row table:style-name="FoodItems.1">
          <table:table-cell table:style-name="FoodItems.A2" office:value-type="string">
            <text:p text:style-name="P39">Ice Cream <text:span text:style-name="T56">(Plain)</text:span></text:p>
          </table:table-cell>
          <table:table-cell table:style-name="FoodItems.B2" office:value-type="float" office:value="30">
            <text:p text:style-name="P41">30</text:p>
          </table:table-cell>
          <table:table-cell table:style-name="FoodItems.B2" office:value-type="float" office:value="90">
            <text:p text:style-name="P42">90</text:p>
          </table:table-cell>
          <table:table-cell table:style-name="FoodItems.D28" office:value-type="string">
            <text:p text:style-name="P43">C</text:p>
          </table:table-cell>
          <table:table-cell table:style-name="FoodItems.E28" office:value-type="string">
            <text:p text:style-name="P44">R</text:p>
          </table:table-cell>
          <table:table-cell table:style-name="FoodItems.F28" office:value-type="string">
            <text:p text:style-name="P18">-</text:p>
          </table:table-cell>
        </table:table-row>
        <table:table-row table:style-name="FoodItems.1">
          <table:table-cell table:style-name="FoodItems.A2" office:value-type="string">
            <text:p text:style-name="P40">Ice Cream, <text:span text:style-name="T55">Mocha</text:span></text:p>
          </table:table-cell>
          <table:table-cell table:style-name="FoodItems.B2" office:value-type="float" office:value="30">
            <text:p text:style-name="P41">30</text:p>
          </table:table-cell>
          <table:table-cell table:style-name="FoodItems.B2" office:value-type="float" office:value="120">
            <text:p text:style-name="P42">120</text:p>
          </table:table-cell>
          <table:table-cell table:style-name="FoodItems.D29" office:value-type="string">
            <text:p text:style-name="P43">R</text:p>
          </table:table-cell>
          <table:table-cell table:style-name="FoodItems.E29" office:value-type="string">
            <text:p text:style-name="P44">R</text:p>
          </table:table-cell>
          <table:table-cell table:style-name="FoodItems.F29" office:value-type="string">
            <text:p text:style-name="P43">b</text:p>
          </table:table-cell>
        </table:table-row>
        <table:table-row table:style-name="FoodItems.1">
          <table:table-cell table:style-name="FoodItems.A2" office:value-type="string">
            <text:p text:style-name="P40">Ice Cream, <text:span text:style-name="T41">Tarberry</text:span></text:p>
          </table:table-cell>
          <table:table-cell table:style-name="FoodItems.B2" office:value-type="float" office:value="35">
            <text:p text:style-name="P41">35</text:p>
          </table:table-cell>
          <table:table-cell table:style-name="FoodItems.B2" office:value-type="float" office:value="100">
            <text:p text:style-name="P42">100</text:p>
          </table:table-cell>
          <table:table-cell table:style-name="FoodItems.D30" office:value-type="string">
            <text:p text:style-name="P43">C</text:p>
          </table:table-cell>
          <table:table-cell table:style-name="FoodItems.E30" office:value-type="string">
            <text:p text:style-name="P44">R</text:p>
          </table:table-cell>
          <table:table-cell table:style-name="FoodItems.F30" office:value-type="string">
            <text:p text:style-name="P18">-</text:p>
          </table:table-cell>
        </table:table-row>
        <table:table-row table:style-name="FoodItems.1">
          <table:table-cell table:style-name="FoodItems.A2" office:value-type="string">
            <text:p text:style-name="P39">Ice Cream, Mint Choc.</text:p>
          </table:table-cell>
          <table:table-cell table:style-name="FoodItems.B2" office:value-type="float" office:value="35">
            <text:p text:style-name="P41">35</text:p>
          </table:table-cell>
          <table:table-cell table:style-name="FoodItems.B2" office:value-type="float" office:value="110">
            <text:p text:style-name="P42">110</text:p>
          </table:table-cell>
          <table:table-cell table:style-name="FoodItems.D31" office:value-type="string">
            <text:p text:style-name="P43">C</text:p>
          </table:table-cell>
          <table:table-cell table:style-name="FoodItems.E31" office:value-type="string">
            <text:p text:style-name="P44">R</text:p>
          </table:table-cell>
          <table:table-cell table:style-name="FoodItems.F31" office:value-type="string">
            <text:p text:style-name="P18">-</text:p>
          </table:table-cell>
        </table:table-row>
        <table:table-row table:style-name="FoodItems.1">
          <table:table-cell table:style-name="FoodItems.A2" office:value-type="string">
            <text:p text:style-name="P40">Ice Cream, <text:span text:style-name="T41">Nuke Nut</text:span></text:p>
          </table:table-cell>
          <table:table-cell table:style-name="FoodItems.B2" office:value-type="float" office:value="35">
            <text:p text:style-name="P41">35</text:p>
          </table:table-cell>
          <table:table-cell table:style-name="FoodItems.B2" office:value-type="float" office:value="100">
            <text:p text:style-name="P42">100</text:p>
          </table:table-cell>
          <table:table-cell table:style-name="FoodItems.D32" office:value-type="string">
            <text:p text:style-name="P43">C</text:p>
          </table:table-cell>
          <table:table-cell table:style-name="FoodItems.E32" office:value-type="string">
            <text:p text:style-name="P44">R</text:p>
          </table:table-cell>
          <table:table-cell table:style-name="FoodItems.F32" office:value-type="string">
            <text:p text:style-name="P18">-</text:p>
          </table:table-cell>
        </table:table-row>
        <table:table-row table:style-name="FoodItems.1">
          <table:table-cell table:style-name="FoodItems.A2" office:value-type="string">
            <text:p text:style-name="P45">Ice Cream, Orange</text:p>
          </table:table-cell>
          <table:table-cell table:style-name="FoodItems.B2" office:value-type="float" office:value="40">
            <text:p text:style-name="P45">40</text:p>
          </table:table-cell>
          <table:table-cell table:style-name="FoodItems.B2" office:value-type="float" office:value="115">
            <text:p text:style-name="P45">115</text:p>
          </table:table-cell>
          <table:table-cell table:style-name="FoodItems.D33" office:value-type="string">
            <text:p text:style-name="P45">C</text:p>
          </table:table-cell>
          <table:table-cell table:style-name="FoodItems.E33" office:value-type="string">
            <text:p text:style-name="P44">R</text:p>
          </table:table-cell>
          <table:table-cell table:style-name="FoodItems.F33" office:value-type="string">
            <text:p text:style-name="P45">-</text:p>
          </table:table-cell>
        </table:table-row>
        <table:table-row table:style-name="FoodItems.1">
          <table:table-cell table:style-name="FoodItems.A2" office:value-type="string">
            <text:p text:style-name="P40">Ice Cream, <text:span text:style-name="T41">Wild Tarberry</text:span></text:p>
          </table:table-cell>
          <table:table-cell table:style-name="FoodItems.B2" office:value-type="float" office:value="45">
            <text:p text:style-name="P41">45</text:p>
          </table:table-cell>
          <table:table-cell table:style-name="FoodItems.B2" office:value-type="float" office:value="135">
            <text:p text:style-name="P42">135</text:p>
          </table:table-cell>
          <table:table-cell table:style-name="FoodItems.D34" office:value-type="string">
            <text:p text:style-name="P43">U</text:p>
          </table:table-cell>
          <table:table-cell table:style-name="FoodItems.E34" office:value-type="string">
            <text:p text:style-name="P44">R</text:p>
          </table:table-cell>
          <table:table-cell table:style-name="FoodItems.F34" office:value-type="string">
            <text:p text:style-name="P18">-</text:p>
          </table:table-cell>
        </table:table-row>
        <table:table-row table:style-name="FoodItems.1">
          <table:table-cell table:style-name="FoodItems.A2" office:value-type="string">
            <text:p text:style-name="P46">Milkshake (Plain)</text:p>
          </table:table-cell>
          <table:table-cell table:style-name="FoodItems.B2" office:value-type="float" office:value="50">
            <text:p text:style-name="P47">50</text:p>
          </table:table-cell>
          <table:table-cell table:style-name="FoodItems.B2" office:value-type="float" office:value="250">
            <text:p text:style-name="P48">250</text:p>
          </table:table-cell>
          <table:table-cell table:style-name="FoodItems.D35" office:value-type="string">
            <text:p text:style-name="P48">U</text:p>
          </table:table-cell>
          <table:table-cell table:style-name="FoodItems.E35" office:value-type="string">
            <text:p text:style-name="P49">A</text:p>
          </table:table-cell>
          <table:table-cell table:style-name="FoodItems.F35" office:value-type="string">
            <text:p text:style-name="P50">f</text:p>
          </table:table-cell>
        </table:table-row>
        <table:table-row table:style-name="FoodItems.1">
          <table:table-cell table:style-name="FoodItems.A2" office:value-type="string">
            <text:p text:style-name="P46">Milkshake, Mint Choc.</text:p>
          </table:table-cell>
          <table:table-cell table:style-name="FoodItems.B2" office:value-type="float" office:value="65">
            <text:p text:style-name="P47">65</text:p>
          </table:table-cell>
          <table:table-cell table:style-name="FoodItems.B2" office:value-type="float" office:value="325">
            <text:p text:style-name="P48">325</text:p>
          </table:table-cell>
          <table:table-cell table:style-name="FoodItems.D36" office:value-type="string">
            <text:p text:style-name="P48">U</text:p>
          </table:table-cell>
          <table:table-cell table:style-name="FoodItems.E36" office:value-type="string">
            <text:p text:style-name="P49">A</text:p>
          </table:table-cell>
          <table:table-cell table:style-name="FoodItems.F36" office:value-type="string">
            <text:p text:style-name="P50">f</text:p>
          </table:table-cell>
        </table:table-row>
        <table:table-row table:style-name="FoodItems.1">
          <table:table-cell table:style-name="FoodItems.A2" office:value-type="string">
            <text:p text:style-name="P46">Milkshake, Mocha</text:p>
          </table:table-cell>
          <table:table-cell table:style-name="FoodItems.B2" office:value-type="float" office:value="65">
            <text:p text:style-name="P47">65</text:p>
          </table:table-cell>
          <table:table-cell table:style-name="FoodItems.B2" office:value-type="float" office:value="420">
            <text:p text:style-name="P48">420</text:p>
          </table:table-cell>
          <table:table-cell table:style-name="FoodItems.D37" office:value-type="string">
            <text:p text:style-name="P48">U</text:p>
          </table:table-cell>
          <table:table-cell table:style-name="FoodItems.E37" office:value-type="string">
            <text:p text:style-name="P49">A</text:p>
          </table:table-cell>
          <table:table-cell table:style-name="FoodItems.F37" office:value-type="string">
            <text:p text:style-name="P50"><text:span text:style-name="T57">b, </text:span>f</text:p>
          </table:table-cell>
        </table:table-row>
        <table:table-row table:style-name="FoodItems.1">
          <table:table-cell table:style-name="FoodItems.A2" office:value-type="string">
            <text:p text:style-name="P46">Milkshake, Nuke Nut</text:p>
          </table:table-cell>
          <table:table-cell table:style-name="FoodItems.B2" office:value-type="float" office:value="55">
            <text:p text:style-name="P47">55</text:p>
          </table:table-cell>
          <table:table-cell table:style-name="FoodItems.B2" office:value-type="float" office:value="300">
            <text:p text:style-name="P48">300</text:p>
          </table:table-cell>
          <table:table-cell table:style-name="FoodItems.D38" office:value-type="string">
            <text:p text:style-name="P48">U</text:p>
          </table:table-cell>
          <table:table-cell table:style-name="FoodItems.E38" office:value-type="string">
            <text:p text:style-name="P49">A</text:p>
          </table:table-cell>
          <table:table-cell table:style-name="FoodItems.F38" office:value-type="string">
            <text:p text:style-name="P50">f</text:p>
          </table:table-cell>
        </table:table-row>
        <table:table-row table:style-name="FoodItems.1">
          <table:table-cell table:style-name="FoodItems.A2" office:value-type="string">
            <text:p text:style-name="P46">Milkshake, Orange</text:p>
          </table:table-cell>
          <table:table-cell table:style-name="FoodItems.B2" office:value-type="float" office:value="55">
            <text:p text:style-name="P47">55</text:p>
          </table:table-cell>
          <table:table-cell table:style-name="FoodItems.B2" office:value-type="float" office:value="300">
            <text:p text:style-name="P48">300</text:p>
          </table:table-cell>
          <table:table-cell table:style-name="FoodItems.D39" office:value-type="string">
            <text:p text:style-name="P48">U</text:p>
          </table:table-cell>
          <table:table-cell table:style-name="FoodItems.E39" office:value-type="string">
            <text:p text:style-name="P49">A</text:p>
          </table:table-cell>
          <table:table-cell table:style-name="FoodItems.F39" office:value-type="string">
            <text:p text:style-name="P50">f</text:p>
          </table:table-cell>
        </table:table-row>
        <table:table-row table:style-name="FoodItems.1">
          <table:table-cell table:style-name="FoodItems.A2" office:value-type="string">
            <text:p text:style-name="P46">Milkshake, Tarberry</text:p>
          </table:table-cell>
          <table:table-cell table:style-name="FoodItems.B2" office:value-type="float" office:value="55">
            <text:p text:style-name="P47">55</text:p>
          </table:table-cell>
          <table:table-cell table:style-name="FoodItems.B2" office:value-type="float" office:value="300">
            <text:p text:style-name="P48">300</text:p>
          </table:table-cell>
          <table:table-cell table:style-name="FoodItems.D40" office:value-type="string">
            <text:p text:style-name="P48">U</text:p>
          </table:table-cell>
          <table:table-cell table:style-name="FoodItems.E40" office:value-type="string">
            <text:p text:style-name="P49">A</text:p>
          </table:table-cell>
          <table:table-cell table:style-name="FoodItems.F40" office:value-type="string">
            <text:p text:style-name="P50">f</text:p>
          </table:table-cell>
        </table:table-row>
        <table:table-row table:style-name="FoodItems.1">
          <table:table-cell table:style-name="FoodItems.A2" office:value-type="string">
            <text:p text:style-name="P46">Milkshake, Wild Tarberry</text:p>
          </table:table-cell>
          <table:table-cell table:style-name="FoodItems.B2" office:value-type="float" office:value="60">
            <text:p text:style-name="P47">60</text:p>
          </table:table-cell>
          <table:table-cell table:style-name="FoodItems.B2" office:value-type="float" office:value="360">
            <text:p text:style-name="P48">360</text:p>
          </table:table-cell>
          <table:table-cell table:style-name="FoodItems.D41" office:value-type="string">
            <text:p text:style-name="P48">R</text:p>
          </table:table-cell>
          <table:table-cell table:style-name="FoodItems.E41" office:value-type="string">
            <text:p text:style-name="P49">A</text:p>
          </table:table-cell>
          <table:table-cell table:style-name="FoodItems.F41" office:value-type="string">
            <text:p text:style-name="P50">f</text:p>
          </table:table-cell>
        </table:table-row>
        <table:table-row table:style-name="FoodItems.1">
          <table:table-cell table:style-name="FoodItems.A2" office:value-type="string">
            <text:p text:style-name="P29"/>
          </table:table-cell>
          <table:table-cell table:style-name="FoodItems.B2">
            <text:p text:style-name="P20"/>
          </table:table-cell>
          <table:table-cell table:style-name="FoodItems.B2">
            <text:p text:style-name="P20"/>
          </table:table-cell>
          <table:table-cell table:style-name="FoodItems.B2">
            <text:p text:style-name="P22"/>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51">Soda <text:span text:style-name="T9">(13)</text:span></text:p>
            <text:p text:style-name="P51"><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51">Spot Soda <text:span text:style-name="T4">(Basic Plain Flavor)</text:span></text:p>
          </table:table-cell>
          <table:table-cell table:style-name="FoodItems.B2" office:value-type="float" office:value="25">
            <text:p text:style-name="P52">25</text:p>
          </table:table-cell>
          <table:table-cell table:style-name="FoodItems.B2" office:value-type="float" office:value="15">
            <text:p text:style-name="P53">15</text:p>
          </table:table-cell>
          <table:table-cell table:style-name="FoodItems.D44" office:value-type="string">
            <text:p text:style-name="P54">C</text:p>
          </table:table-cell>
          <table:table-cell table:style-name="FoodItems.E44" office:value-type="string">
            <text:p text:style-name="P26">A</text:p>
          </table:table-cell>
          <table:table-cell table:style-name="FoodItems.F44" office:value-type="string">
            <text:p text:style-name="P18">-</text:p>
          </table:table-cell>
        </table:table-row>
        <table:table-row table:style-name="FoodItems.1">
          <table:table-cell table:style-name="FoodItems.A2" office:value-type="string">
            <text:p text:style-name="P51">Spot Soda, <text:span text:style-name="T4">Ab Crunch</text:span></text:p>
          </table:table-cell>
          <table:table-cell table:style-name="FoodItems.B2" office:value-type="float" office:value="40">
            <text:p text:style-name="P52">40</text:p>
          </table:table-cell>
          <table:table-cell table:style-name="FoodItems.B2" office:value-type="float" office:value="20">
            <text:p text:style-name="P53">20</text:p>
          </table:table-cell>
          <table:table-cell table:style-name="FoodItems.D45" office:value-type="string">
            <text:p text:style-name="P54">C</text:p>
          </table:table-cell>
          <table:table-cell table:style-name="FoodItems.E45" office:value-type="string">
            <text:p text:style-name="P26">A</text:p>
          </table:table-cell>
          <table:table-cell table:style-name="FoodItems.F45" office:value-type="string">
            <text:p text:style-name="P18">-</text:p>
          </table:table-cell>
        </table:table-row>
        <table:table-row table:style-name="FoodItems.1">
          <table:table-cell table:style-name="FoodItems.A2" office:value-type="string">
            <text:p text:style-name="P51">Spot Soda, <text:span text:style-name="T4">Bloodshot</text:span></text:p>
          </table:table-cell>
          <table:table-cell table:style-name="FoodItems.B2" office:value-type="float" office:value="65">
            <text:p text:style-name="P52">6<text:span text:style-name="T46">5</text:span></text:p>
          </table:table-cell>
          <table:table-cell table:style-name="FoodItems.B2" office:value-type="float" office:value="33">
            <text:p text:style-name="P53">3<text:span text:style-name="T47">3</text:span></text:p>
          </table:table-cell>
          <table:table-cell table:style-name="FoodItems.D46" office:value-type="string">
            <text:p text:style-name="P54">C</text:p>
          </table:table-cell>
          <table:table-cell table:style-name="FoodItems.E46" office:value-type="string">
            <text:p text:style-name="P26">A</text:p>
          </table:table-cell>
          <table:table-cell table:style-name="FoodItems.F46" office:value-type="string">
            <text:p text:style-name="P18">-</text:p>
          </table:table-cell>
        </table:table-row>
        <table:table-row table:style-name="FoodItems.1">
          <table:table-cell table:style-name="FoodItems.A2" office:value-type="string">
            <text:p text:style-name="P51">Spot Soda, <text:span text:style-name="T4">Classic Acid</text:span></text:p>
          </table:table-cell>
          <table:table-cell table:style-name="FoodItems.B2" office:value-type="float" office:value="90">
            <text:p text:style-name="P52">90</text:p>
          </table:table-cell>
          <table:table-cell table:style-name="FoodItems.B2" office:value-type="float" office:value="45">
            <text:p text:style-name="P53">45</text:p>
          </table:table-cell>
          <table:table-cell table:style-name="FoodItems.D47" office:value-type="string">
            <text:p text:style-name="P54">C</text:p>
          </table:table-cell>
          <table:table-cell table:style-name="FoodItems.E47" office:value-type="string">
            <text:p text:style-name="P26">A</text:p>
          </table:table-cell>
          <table:table-cell table:style-name="FoodItems.F47" office:value-type="string">
            <text:p text:style-name="P18">-</text:p>
          </table:table-cell>
        </table:table-row>
        <table:table-row table:style-name="FoodItems.1">
          <table:table-cell table:style-name="FoodItems.A2" office:value-type="string">
            <text:p text:style-name="P51">Spot Soda, <text:span text:style-name="T4">Cream Dream</text:span></text:p>
          </table:table-cell>
          <table:table-cell table:style-name="FoodItems.B2" office:value-type="float" office:value="110">
            <text:p text:style-name="P52">110</text:p>
          </table:table-cell>
          <table:table-cell table:style-name="FoodItems.B2" office:value-type="float" office:value="55">
            <text:p text:style-name="P53">55</text:p>
          </table:table-cell>
          <table:table-cell table:style-name="FoodItems.D48" office:value-type="string">
            <text:p text:style-name="P54">C</text:p>
          </table:table-cell>
          <table:table-cell table:style-name="FoodItems.E48" office:value-type="string">
            <text:p text:style-name="P26">A</text:p>
          </table:table-cell>
          <table:table-cell table:style-name="FoodItems.F48" office:value-type="string">
            <text:p text:style-name="P18">-</text:p>
          </table:table-cell>
        </table:table-row>
        <table:table-row table:style-name="FoodItems.1">
          <table:table-cell table:style-name="FoodItems.A2" office:value-type="string">
            <text:p text:style-name="P51">Spot Soda, <text:span text:style-name="T4">Dark Rage</text:span></text:p>
          </table:table-cell>
          <table:table-cell table:style-name="FoodItems.B2" office:value-type="float" office:value="130">
            <text:p text:style-name="P52">130</text:p>
          </table:table-cell>
          <table:table-cell table:style-name="FoodItems.B2" office:value-type="float" office:value="65">
            <text:p text:style-name="P53">65</text:p>
          </table:table-cell>
          <table:table-cell table:style-name="FoodItems.D49" office:value-type="string">
            <text:p text:style-name="P54">U</text:p>
          </table:table-cell>
          <table:table-cell table:style-name="FoodItems.E49" office:value-type="string">
            <text:p text:style-name="P26">A</text:p>
          </table:table-cell>
          <table:table-cell table:style-name="FoodItems.F49" office:value-type="string">
            <text:p text:style-name="P18">-</text:p>
          </table:table-cell>
        </table:table-row>
        <table:table-row table:style-name="FoodItems.1">
          <table:table-cell table:style-name="FoodItems.A2" office:value-type="string">
            <text:p text:style-name="P51">Spot Soda, <text:span text:style-name="T4">Fulminator</text:span></text:p>
          </table:table-cell>
          <table:table-cell table:style-name="FoodItems.B2" office:value-type="float" office:value="150">
            <text:p text:style-name="P52">150</text:p>
          </table:table-cell>
          <table:table-cell table:style-name="FoodItems.B2" office:value-type="float" office:value="75">
            <text:p text:style-name="P53">75</text:p>
          </table:table-cell>
          <table:table-cell table:style-name="FoodItems.D50" office:value-type="string">
            <text:p text:style-name="P54">U</text:p>
          </table:table-cell>
          <table:table-cell table:style-name="FoodItems.E50" office:value-type="string">
            <text:p text:style-name="P26">A</text:p>
          </table:table-cell>
          <table:table-cell table:style-name="FoodItems.F50" office:value-type="string">
            <text:p text:style-name="P18">-</text:p>
          </table:table-cell>
        </table:table-row>
        <table:table-row table:style-name="FoodItems.1">
          <table:table-cell table:style-name="FoodItems.A2" office:value-type="string">
            <text:p text:style-name="P51">Spot Soda, <text:span text:style-name="T4">Fury Run</text:span></text:p>
          </table:table-cell>
          <table:table-cell table:style-name="FoodItems.B2" office:value-type="float" office:value="180">
            <text:p text:style-name="P52">180</text:p>
          </table:table-cell>
          <table:table-cell table:style-name="FoodItems.B2" office:value-type="float" office:value="90">
            <text:p text:style-name="P53">90</text:p>
          </table:table-cell>
          <table:table-cell table:style-name="FoodItems.D51" office:value-type="string">
            <text:p text:style-name="P54">U</text:p>
          </table:table-cell>
          <table:table-cell table:style-name="FoodItems.E51" office:value-type="string">
            <text:p text:style-name="P26">A</text:p>
          </table:table-cell>
          <table:table-cell table:style-name="FoodItems.F51" office:value-type="string">
            <text:p text:style-name="P18">-</text:p>
          </table:table-cell>
        </table:table-row>
        <table:table-row table:style-name="FoodItems.1">
          <table:table-cell table:style-name="FoodItems.A2" office:value-type="string">
            <text:p text:style-name="P51">Spot Soda, <text:span text:style-name="T4">Gut Chucker</text:span></text:p>
          </table:table-cell>
          <table:table-cell table:style-name="FoodItems.B2" office:value-type="float" office:value="200">
            <text:p text:style-name="P52">200</text:p>
          </table:table-cell>
          <table:table-cell table:style-name="FoodItems.B2" office:value-type="float" office:value="100">
            <text:p text:style-name="P53">100</text:p>
          </table:table-cell>
          <table:table-cell table:style-name="FoodItems.D52" office:value-type="string">
            <text:p text:style-name="P54">U</text:p>
          </table:table-cell>
          <table:table-cell table:style-name="FoodItems.E52" office:value-type="string">
            <text:p text:style-name="P26">A</text:p>
          </table:table-cell>
          <table:table-cell table:style-name="FoodItems.F52" office:value-type="string">
            <text:p text:style-name="P18">-</text:p>
          </table:table-cell>
        </table:table-row>
        <table:table-row table:style-name="FoodItems.1">
          <table:table-cell table:style-name="FoodItems.A2" office:value-type="string">
            <text:p text:style-name="P51">Spot Soda, <text:span text:style-name="T4">Heaver</text:span></text:p>
          </table:table-cell>
          <table:table-cell table:style-name="FoodItems.B2" office:value-type="float" office:value="240">
            <text:p text:style-name="P52">240</text:p>
          </table:table-cell>
          <table:table-cell table:style-name="FoodItems.B2" office:value-type="float" office:value="120">
            <text:p text:style-name="P53">120</text:p>
          </table:table-cell>
          <table:table-cell table:style-name="FoodItems.D53" office:value-type="string">
            <text:p text:style-name="P54">R</text:p>
          </table:table-cell>
          <table:table-cell table:style-name="FoodItems.E53" office:value-type="string">
            <text:p text:style-name="P26">A</text:p>
          </table:table-cell>
          <table:table-cell table:style-name="FoodItems.F53" office:value-type="string">
            <text:p text:style-name="P18">-</text:p>
          </table:table-cell>
        </table:table-row>
        <table:table-row table:style-name="FoodItems.1">
          <table:table-cell table:style-name="FoodItems.A2" office:value-type="string">
            <text:p text:style-name="P51">Spot Soda, <text:span text:style-name="T4">Quenchfire</text:span></text:p>
          </table:table-cell>
          <table:table-cell table:style-name="FoodItems.B2" office:value-type="float" office:value="300">
            <text:p text:style-name="P52">300</text:p>
          </table:table-cell>
          <table:table-cell table:style-name="FoodItems.B2" office:value-type="float" office:value="150">
            <text:p text:style-name="P53">150</text:p>
          </table:table-cell>
          <table:table-cell table:style-name="FoodItems.D54" office:value-type="string">
            <text:p text:style-name="P54">R</text:p>
          </table:table-cell>
          <table:table-cell table:style-name="FoodItems.E54" office:value-type="string">
            <text:p text:style-name="P26">A</text:p>
          </table:table-cell>
          <table:table-cell table:style-name="FoodItems.F54" office:value-type="string">
            <text:p text:style-name="P18">-</text:p>
          </table:table-cell>
        </table:table-row>
        <table:table-row table:style-name="FoodItems.1">
          <table:table-cell table:style-name="FoodItems.A2" office:value-type="string">
            <text:p text:style-name="P51">Spot Soda, <text:span text:style-name="T4">Silver Cream</text:span></text:p>
          </table:table-cell>
          <table:table-cell table:style-name="FoodItems.B2" office:value-type="float" office:value="400">
            <text:p text:style-name="P52">400</text:p>
          </table:table-cell>
          <table:table-cell table:style-name="FoodItems.B2" office:value-type="float" office:value="200">
            <text:p text:style-name="P53">200</text:p>
          </table:table-cell>
          <table:table-cell table:style-name="FoodItems.D55" office:value-type="string">
            <text:p text:style-name="P54">R</text:p>
          </table:table-cell>
          <table:table-cell table:style-name="FoodItems.E55" office:value-type="string">
            <text:p text:style-name="P26">A</text:p>
          </table:table-cell>
          <table:table-cell table:style-name="FoodItems.F55" office:value-type="string">
            <text:p text:style-name="P18">-</text:p>
          </table:table-cell>
        </table:table-row>
        <table:table-row table:style-name="FoodItems.1">
          <table:table-cell table:style-name="FoodItems.A2" office:value-type="string">
            <text:p text:style-name="P51">Spot Soda, <text:span text:style-name="T4">Spazzer Royale</text:span></text:p>
          </table:table-cell>
          <table:table-cell table:style-name="FoodItems.B2" office:value-type="float" office:value="500">
            <text:p text:style-name="P52">500</text:p>
          </table:table-cell>
          <table:table-cell table:style-name="FoodItems.B2" office:value-type="float" office:value="250">
            <text:p text:style-name="P53">250</text:p>
          </table:table-cell>
          <table:table-cell table:style-name="FoodItems.D56" office:value-type="string">
            <text:p text:style-name="P54">R</text:p>
          </table:table-cell>
          <table:table-cell table:style-name="FoodItems.E56" office:value-type="string">
            <text:p text:style-name="P26">A</text:p>
          </table:table-cell>
          <table:table-cell table:style-name="FoodItems.F56" office:value-type="string">
            <text:p text:style-name="P18">-</text:p>
          </table:table-cell>
        </table:table-row>
        <table:table-row table:style-name="FoodItems.1">
          <table:table-cell table:style-name="FoodItems.A2" office:value-type="string">
            <text:p text:style-name="P51"/>
            <text:p text:style-name="P51"/>
            <text:p text:style-name="P51"/>
            <text:p text:style-name="P51"/>
            <text:p text:style-name="P51"/>
          </table:table-cell>
          <table:table-cell table:style-name="FoodItems.B2">
            <text:p text:style-name="P52"/>
          </table:table-cell>
          <table:table-cell table:style-name="FoodItems.B2">
            <text:p text:style-name="P53"/>
          </table:table-cell>
          <table:table-cell table:style-name="FoodItems.B2">
            <text:p text:style-name="P54"/>
          </table:table-cell>
          <table:table-cell table:style-name="FoodItems.B2">
            <text:p text:style-name="P18"/>
          </table:table-cell>
          <table:table-cell table:style-name="FoodItems.F2">
            <text:p text:style-name="P18"/>
          </table:table-cell>
        </table:table-row>
        <text:soft-page-break/>
        <table:table-row table:style-name="FoodItems.1">
          <table:table-cell table:style-name="FoodItems.A2" office:value-type="string">
            <text:p text:style-name="P55">Canned Goods <text:span text:style-name="T10">(1</text:span><text:span text:style-name="T42">8</text:span><text:span text:style-name="T10">)</text:span></text:p>
            <text:p text:style-name="P55"><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55">Baked Beans</text:p>
          </table:table-cell>
          <table:table-cell table:style-name="FoodItems.B2" office:value-type="float" office:value="40">
            <text:p text:style-name="P57">40</text:p>
          </table:table-cell>
          <table:table-cell table:style-name="FoodItems.B2" office:value-type="float" office:value="25">
            <text:p text:style-name="P58">25</text:p>
          </table:table-cell>
          <table:table-cell table:style-name="FoodItems.D59" office:value-type="string">
            <text:p text:style-name="P59">C</text:p>
          </table:table-cell>
          <table:table-cell table:style-name="FoodItems.E59" office:value-type="string">
            <text:p text:style-name="P38">R</text:p>
          </table:table-cell>
          <table:table-cell table:style-name="FoodItems.F59" office:value-type="string">
            <text:p text:style-name="P18">-</text:p>
          </table:table-cell>
        </table:table-row>
        <table:table-row table:style-name="FoodItems.1">
          <table:table-cell table:style-name="FoodItems.A2" office:value-type="string">
            <text:p text:style-name="P56">Baked Beans, <text:span text:style-name="T31">Onion</text:span></text:p>
          </table:table-cell>
          <table:table-cell table:style-name="FoodItems.B2" office:value-type="float" office:value="44">
            <text:p text:style-name="P60">4<text:span text:style-name="T65">4</text:span></text:p>
          </table:table-cell>
          <table:table-cell table:style-name="FoodItems.B2" office:value-type="float" office:value="30">
            <text:p text:style-name="P60">30</text:p>
          </table:table-cell>
          <table:table-cell table:style-name="FoodItems.D60" office:value-type="string">
            <text:p text:style-name="P60">U</text:p>
          </table:table-cell>
          <table:table-cell table:style-name="FoodItems.E60" office:value-type="string">
            <text:p text:style-name="P38">R</text:p>
          </table:table-cell>
          <table:table-cell table:style-name="FoodItems.F60" office:value-type="string">
            <text:p text:style-name="P18">-</text:p>
          </table:table-cell>
        </table:table-row>
        <table:table-row table:style-name="FoodItems.1">
          <table:table-cell table:style-name="FoodItems.A2" office:value-type="string">
            <text:p text:style-name="P56">Baked Beans, <text:span text:style-name="T31">Spicy</text:span></text:p>
          </table:table-cell>
          <table:table-cell table:style-name="FoodItems.B2" office:value-type="float" office:value="44">
            <text:p text:style-name="P60">4<text:span text:style-name="T65">4</text:span></text:p>
          </table:table-cell>
          <table:table-cell table:style-name="FoodItems.B2" office:value-type="float" office:value="30">
            <text:p text:style-name="P60">30</text:p>
          </table:table-cell>
          <table:table-cell table:style-name="FoodItems.D61" office:value-type="string">
            <text:p text:style-name="P60">U</text:p>
          </table:table-cell>
          <table:table-cell table:style-name="FoodItems.E61" office:value-type="string">
            <text:p text:style-name="P38">R</text:p>
          </table:table-cell>
          <table:table-cell table:style-name="FoodItems.F61" office:value-type="string">
            <text:p text:style-name="P18">-</text:p>
          </table:table-cell>
        </table:table-row>
        <table:table-row table:style-name="FoodItems.1">
          <table:table-cell table:style-name="FoodItems.A2" office:value-type="string">
            <text:p text:style-name="P55">Can O’ Pasta n’ Cheese</text:p>
          </table:table-cell>
          <table:table-cell table:style-name="FoodItems.B2" office:value-type="float" office:value="45">
            <text:p text:style-name="P57">45</text:p>
          </table:table-cell>
          <table:table-cell table:style-name="FoodItems.B2" office:value-type="float" office:value="32">
            <text:p text:style-name="P58">32</text:p>
          </table:table-cell>
          <table:table-cell table:style-name="FoodItems.D62" office:value-type="string">
            <text:p text:style-name="P59">C</text:p>
          </table:table-cell>
          <table:table-cell table:style-name="FoodItems.E62" office:value-type="string">
            <text:p text:style-name="P38">R</text:p>
          </table:table-cell>
          <table:table-cell table:style-name="FoodItems.F62" office:value-type="string">
            <text:p text:style-name="P18">-</text:p>
          </table:table-cell>
        </table:table-row>
        <table:table-row table:style-name="FoodItems.1">
          <table:table-cell table:style-name="FoodItems.A2" office:value-type="string">
            <text:p text:style-name="P55">Can O’ Pasta Rings</text:p>
          </table:table-cell>
          <table:table-cell table:style-name="FoodItems.B2" office:value-type="float" office:value="70">
            <text:p text:style-name="P57">70</text:p>
          </table:table-cell>
          <table:table-cell table:style-name="FoodItems.B2" office:value-type="float" office:value="80">
            <text:p text:style-name="P61">80</text:p>
          </table:table-cell>
          <table:table-cell table:style-name="FoodItems.D63" office:value-type="string">
            <text:p text:style-name="P59">R</text:p>
          </table:table-cell>
          <table:table-cell table:style-name="FoodItems.E63" office:value-type="string">
            <text:p text:style-name="P38">A</text:p>
          </table:table-cell>
          <table:table-cell table:style-name="FoodItems.F63" office:value-type="string">
            <text:p text:style-name="P18">-</text:p>
          </table:table-cell>
        </table:table-row>
        <table:table-row table:style-name="FoodItems.1">
          <table:table-cell table:style-name="FoodItems.A2" office:value-type="string">
            <text:p text:style-name="P55">Fried Tato Bites</text:p>
          </table:table-cell>
          <table:table-cell table:style-name="FoodItems.B2" office:value-type="float" office:value="40">
            <text:p text:style-name="P57">40</text:p>
          </table:table-cell>
          <table:table-cell table:style-name="FoodItems.B2" office:value-type="float" office:value="32">
            <text:p text:style-name="P62">32</text:p>
          </table:table-cell>
          <table:table-cell table:style-name="FoodItems.D64" office:value-type="string">
            <text:p text:style-name="P59">C</text:p>
          </table:table-cell>
          <table:table-cell table:style-name="FoodItems.E64" office:value-type="string">
            <text:p text:style-name="P38">A</text:p>
          </table:table-cell>
          <table:table-cell table:style-name="FoodItems.F64" office:value-type="string">
            <text:p text:style-name="P18">-</text:p>
          </table:table-cell>
        </table:table-row>
        <table:table-row table:style-name="FoodItems.1">
          <table:table-cell table:style-name="FoodItems.A2" office:value-type="string">
            <text:p text:style-name="P55">Fried Tato Cheese Bites</text:p>
          </table:table-cell>
          <table:table-cell table:style-name="FoodItems.B2" office:value-type="float" office:value="60">
            <text:p text:style-name="P57">60</text:p>
          </table:table-cell>
          <table:table-cell table:style-name="FoodItems.B2" office:value-type="float" office:value="50">
            <text:p text:style-name="P62">50</text:p>
          </table:table-cell>
          <table:table-cell table:style-name="FoodItems.D65" office:value-type="string">
            <text:p text:style-name="P59">C</text:p>
          </table:table-cell>
          <table:table-cell table:style-name="FoodItems.E65" office:value-type="string">
            <text:p text:style-name="P38">A</text:p>
          </table:table-cell>
          <table:table-cell table:style-name="FoodItems.F65" office:value-type="string">
            <text:p text:style-name="P18">-</text:p>
          </table:table-cell>
        </table:table-row>
        <table:table-row table:style-name="FoodItems.1">
          <table:table-cell table:style-name="FoodItems.A2" office:value-type="string">
            <text:p text:style-name="P63">Jellied Tarberry Sauce</text:p>
          </table:table-cell>
          <table:table-cell table:style-name="FoodItems.B2" office:value-type="float" office:value="70">
            <text:p text:style-name="P57">70</text:p>
          </table:table-cell>
          <table:table-cell table:style-name="FoodItems.B2" office:value-type="float" office:value="60">
            <text:p text:style-name="P64">60</text:p>
          </table:table-cell>
          <table:table-cell table:style-name="FoodItems.D66" office:value-type="string">
            <text:p text:style-name="P59">U</text:p>
          </table:table-cell>
          <table:table-cell table:style-name="FoodItems.E66" office:value-type="string">
            <text:p text:style-name="P38">R</text:p>
          </table:table-cell>
          <table:table-cell table:style-name="FoodItems.F66" office:value-type="string">
            <text:p text:style-name="P18">-</text:p>
          </table:table-cell>
        </table:table-row>
        <table:table-row table:style-name="FoodItems.1">
          <table:table-cell table:style-name="FoodItems.A2" office:value-type="string">
            <text:p text:style-name="P65">Mashed Potatoes</text:p>
          </table:table-cell>
          <table:table-cell table:style-name="FoodItems.B2" office:value-type="float" office:value="40">
            <text:p text:style-name="P57">4<text:span text:style-name="T27">0</text:span></text:p>
          </table:table-cell>
          <table:table-cell table:style-name="FoodItems.B2" office:value-type="float" office:value="20">
            <text:p text:style-name="P58">20</text:p>
          </table:table-cell>
          <table:table-cell table:style-name="FoodItems.D67" office:value-type="string">
            <text:p text:style-name="P59">C</text:p>
          </table:table-cell>
          <table:table-cell table:style-name="FoodItems.E67" office:value-type="string">
            <text:p text:style-name="P38">R</text:p>
          </table:table-cell>
          <table:table-cell table:style-name="FoodItems.F67" office:value-type="string">
            <text:p text:style-name="P18">-</text:p>
          </table:table-cell>
        </table:table-row>
        <table:table-row table:style-name="FoodItems.1">
          <table:table-cell table:style-name="FoodItems.A2" office:value-type="string">
            <text:p text:style-name="P65">Mashed Potatoes, Buttered</text:p>
          </table:table-cell>
          <table:table-cell table:style-name="FoodItems.B2" office:value-type="float" office:value="55">
            <text:p text:style-name="P57">55</text:p>
          </table:table-cell>
          <table:table-cell table:style-name="FoodItems.B2" office:value-type="float" office:value="30">
            <text:p text:style-name="P58">30</text:p>
          </table:table-cell>
          <table:table-cell table:style-name="FoodItems.D68" office:value-type="string">
            <text:p text:style-name="P59">C</text:p>
          </table:table-cell>
          <table:table-cell table:style-name="FoodItems.E68" office:value-type="string">
            <text:p text:style-name="P38">R</text:p>
          </table:table-cell>
          <table:table-cell table:style-name="FoodItems.F68" office:value-type="string">
            <text:p text:style-name="P18">-</text:p>
          </table:table-cell>
        </table:table-row>
        <table:table-row table:style-name="FoodItems.1">
          <table:table-cell table:style-name="FoodItems.A2" office:value-type="string">
            <text:p text:style-name="P65">Mashed Potatoes, Spicy</text:p>
          </table:table-cell>
          <table:table-cell table:style-name="FoodItems.B2" office:value-type="float" office:value="55">
            <text:p text:style-name="P57">55</text:p>
          </table:table-cell>
          <table:table-cell table:style-name="FoodItems.B2" office:value-type="float" office:value="30">
            <text:p text:style-name="P58">30</text:p>
          </table:table-cell>
          <table:table-cell table:style-name="FoodItems.D69" office:value-type="string">
            <text:p text:style-name="P59">C</text:p>
          </table:table-cell>
          <table:table-cell table:style-name="FoodItems.E69" office:value-type="string">
            <text:p text:style-name="P38">R</text:p>
          </table:table-cell>
          <table:table-cell table:style-name="FoodItems.F69" office:value-type="string">
            <text:p text:style-name="P18">-</text:p>
          </table:table-cell>
        </table:table-row>
        <table:table-row table:style-name="FoodItems.1">
          <table:table-cell table:style-name="FoodItems.A2" office:value-type="string">
            <text:p text:style-name="P65">Mashed Potatoes, n’ Fern</text:p>
          </table:table-cell>
          <table:table-cell table:style-name="FoodItems.B2" office:value-type="float" office:value="90">
            <text:p text:style-name="P57">90</text:p>
          </table:table-cell>
          <table:table-cell table:style-name="FoodItems.B2" office:value-type="float" office:value="65">
            <text:p text:style-name="P58">65</text:p>
          </table:table-cell>
          <table:table-cell table:style-name="FoodItems.D70" office:value-type="string">
            <text:p text:style-name="P59">R</text:p>
          </table:table-cell>
          <table:table-cell table:style-name="FoodItems.E70" office:value-type="string">
            <text:p text:style-name="P38">R</text:p>
          </table:table-cell>
          <table:table-cell table:style-name="FoodItems.F70" office:value-type="string">
            <text:p text:style-name="P18">-</text:p>
          </table:table-cell>
        </table:table-row>
        <table:table-row table:style-name="FoodItems.1">
          <table:table-cell table:style-name="FoodItems.A2" office:value-type="string">
            <text:p text:style-name="P66">Sauce, Apple</text:p>
          </table:table-cell>
          <table:table-cell table:style-name="FoodItems.B2" office:value-type="float" office:value="55">
            <text:p text:style-name="P57">55</text:p>
          </table:table-cell>
          <table:table-cell table:style-name="FoodItems.B2" office:value-type="float" office:value="20">
            <text:p text:style-name="P58">20</text:p>
          </table:table-cell>
          <table:table-cell table:style-name="FoodItems.D71" office:value-type="string">
            <text:p text:style-name="P59">C</text:p>
          </table:table-cell>
          <table:table-cell table:style-name="FoodItems.E71" office:value-type="string">
            <text:p text:style-name="P38">A</text:p>
          </table:table-cell>
          <table:table-cell table:style-name="FoodItems.F71" office:value-type="string">
            <text:p text:style-name="P18">-</text:p>
          </table:table-cell>
        </table:table-row>
        <table:table-row table:style-name="FoodItems.1">
          <table:table-cell table:style-name="FoodItems.A2" office:value-type="string">
            <text:p text:style-name="P66">Sauce, Fresh Melon</text:p>
          </table:table-cell>
          <table:table-cell table:style-name="FoodItems.B2" office:value-type="float" office:value="40">
            <text:p text:style-name="P57">40</text:p>
          </table:table-cell>
          <table:table-cell table:style-name="FoodItems.B2" office:value-type="float" office:value="60">
            <text:p text:style-name="P58">60</text:p>
          </table:table-cell>
          <table:table-cell table:style-name="FoodItems.D72" office:value-type="string">
            <text:p text:style-name="P59">U</text:p>
          </table:table-cell>
          <table:table-cell table:style-name="FoodItems.E72" office:value-type="string">
            <text:p text:style-name="P38">A</text:p>
          </table:table-cell>
          <table:table-cell table:style-name="FoodItems.F72" office:value-type="string">
            <text:p text:style-name="P67">c</text:p>
          </table:table-cell>
        </table:table-row>
        <table:table-row table:style-name="FoodItems.1">
          <table:table-cell table:style-name="FoodItems.A2" office:value-type="string">
            <text:p text:style-name="P66">Sauce, Fresh Mutfruit</text:p>
          </table:table-cell>
          <table:table-cell table:style-name="FoodItems.B2" office:value-type="float" office:value="40">
            <text:p text:style-name="P57">40</text:p>
          </table:table-cell>
          <table:table-cell table:style-name="FoodItems.B2" office:value-type="float" office:value="64">
            <text:p text:style-name="P58">64</text:p>
          </table:table-cell>
          <table:table-cell table:style-name="FoodItems.D73" office:value-type="string">
            <text:p text:style-name="P59">U</text:p>
          </table:table-cell>
          <table:table-cell table:style-name="FoodItems.E73" office:value-type="string">
            <text:p text:style-name="P38">A</text:p>
          </table:table-cell>
          <table:table-cell table:style-name="FoodItems.F73" office:value-type="string">
            <text:p text:style-name="P67">c</text:p>
          </table:table-cell>
        </table:table-row>
        <table:table-row table:style-name="FoodItems.1">
          <table:table-cell table:style-name="FoodItems.A2" office:value-type="string">
            <text:p text:style-name="P66">Sauce, Orange</text:p>
          </table:table-cell>
          <table:table-cell table:style-name="FoodItems.B2" office:value-type="float" office:value="55">
            <text:p text:style-name="P57">55</text:p>
          </table:table-cell>
          <table:table-cell table:style-name="FoodItems.B2" office:value-type="float" office:value="25">
            <text:p text:style-name="P58">25</text:p>
          </table:table-cell>
          <table:table-cell table:style-name="FoodItems.D74" office:value-type="string">
            <text:p text:style-name="P59">C</text:p>
          </table:table-cell>
          <table:table-cell table:style-name="FoodItems.E74" office:value-type="string">
            <text:p text:style-name="P38">A</text:p>
          </table:table-cell>
          <table:table-cell table:style-name="FoodItems.F74" office:value-type="string">
            <text:p text:style-name="P18">-</text:p>
          </table:table-cell>
        </table:table-row>
        <table:table-row table:style-name="FoodItems.1">
          <table:table-cell table:style-name="FoodItems.A2" office:value-type="string">
            <text:p text:style-name="P66">Sauce, Sweetened Melon</text:p>
          </table:table-cell>
          <table:table-cell table:style-name="FoodItems.B2" office:value-type="float" office:value="40">
            <text:p text:style-name="P57">40</text:p>
          </table:table-cell>
          <table:table-cell table:style-name="FoodItems.B2" office:value-type="float" office:value="30">
            <text:p text:style-name="P58">30</text:p>
          </table:table-cell>
          <table:table-cell table:style-name="FoodItems.D75" office:value-type="string">
            <text:p text:style-name="P59">C</text:p>
          </table:table-cell>
          <table:table-cell table:style-name="FoodItems.E75" office:value-type="string">
            <text:p text:style-name="P38">A</text:p>
          </table:table-cell>
          <table:table-cell table:style-name="FoodItems.F75" office:value-type="string">
            <text:p text:style-name="P67">-</text:p>
          </table:table-cell>
        </table:table-row>
        <table:table-row table:style-name="FoodItems.1">
          <table:table-cell table:style-name="FoodItems.A2" office:value-type="string">
            <text:p text:style-name="P66">Sauce, Sweetened Mutfruit</text:p>
          </table:table-cell>
          <table:table-cell table:style-name="FoodItems.B2" office:value-type="float" office:value="40">
            <text:p text:style-name="P57">40</text:p>
          </table:table-cell>
          <table:table-cell table:style-name="FoodItems.B2" office:value-type="float" office:value="32">
            <text:p text:style-name="P58">32</text:p>
          </table:table-cell>
          <table:table-cell table:style-name="FoodItems.D76" office:value-type="string">
            <text:p text:style-name="P59">C</text:p>
          </table:table-cell>
          <table:table-cell table:style-name="FoodItems.E76" office:value-type="string">
            <text:p text:style-name="P38">A</text:p>
          </table:table-cell>
          <table:table-cell table:style-name="FoodItems.F76" office:value-type="string">
            <text:p text:style-name="P67">-</text:p>
          </table:table-cell>
        </table:table-row>
        <table:table-row table:style-name="FoodItems.1">
          <table:table-cell table:style-name="FoodItems.A2" office:value-type="string">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able:table-cell>
          <table:table-cell table:style-name="FoodItems.B2">
            <text:p text:style-name="P57"/>
          </table:table-cell>
          <table:table-cell table:style-name="FoodItems.B2">
            <text:p text:style-name="P58"/>
          </table:table-cell>
          <table:table-cell table:style-name="FoodItems.B2">
            <text:p text:style-name="P59"/>
          </table:table-cell>
          <table:table-cell table:style-name="FoodItems.B2">
            <text:p text:style-name="P67"/>
          </table:table-cell>
          <table:table-cell table:style-name="FoodItems.F2">
            <text:p text:style-name="P67"/>
          </table:table-cell>
        </table:table-row>
        <text:soft-page-break/>
        <table:table-row table:style-name="FoodItems.1">
          <table:table-cell table:style-name="FoodItems.A2" office:value-type="string">
            <text:p text:style-name="P68">Cakes and Bakery <text:span text:style-name="T10">(25)</text:span></text:p>
            <text:p text:style-name="P68"><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71">Afterburners</text:p>
          </table:table-cell>
          <table:table-cell table:style-name="FoodItems.B2" office:value-type="float" office:value="10">
            <text:p text:style-name="P58">10</text:p>
          </table:table-cell>
          <table:table-cell table:style-name="FoodItems.B2" office:value-type="float" office:value="29">
            <text:p text:style-name="P72">29</text:p>
          </table:table-cell>
          <table:table-cell table:style-name="FoodItems.D79" office:value-type="string">
            <text:p text:style-name="P73">R</text:p>
          </table:table-cell>
          <table:table-cell table:style-name="FoodItems.E79" office:value-type="string">
            <text:p text:style-name="P38">A</text:p>
          </table:table-cell>
          <table:table-cell table:style-name="FoodItems.F79" office:value-type="string">
            <text:p text:style-name="P67">b</text:p>
          </table:table-cell>
        </table:table-row>
        <table:table-row table:style-name="FoodItems.1">
          <table:table-cell table:style-name="FoodItems.A2" office:value-type="string">
            <text:p text:style-name="P69">Buttered <text:span text:style-name="T5">Apple</text:span>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0" office:value-type="string">
            <text:p text:style-name="P75">C</text:p>
          </table:table-cell>
          <table:table-cell table:style-name="FoodItems.E80" office:value-type="string">
            <text:p text:style-name="P76">A</text:p>
          </table:table-cell>
          <table:table-cell table:style-name="FoodItems.F80" office:value-type="string">
            <text:p text:style-name="P18">-</text:p>
          </table:table-cell>
        </table:table-row>
        <table:table-row table:style-name="FoodItems.1">
          <table:table-cell table:style-name="FoodItems.A2" office:value-type="string">
            <text:p text:style-name="P68">Buttered Carrot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1" office:value-type="string">
            <text:p text:style-name="P75">C</text:p>
          </table:table-cell>
          <table:table-cell table:style-name="FoodItems.E81" office:value-type="string">
            <text:p text:style-name="P76">A</text:p>
          </table:table-cell>
          <table:table-cell table:style-name="FoodItems.F81" office:value-type="string">
            <text:p text:style-name="P18">-</text:p>
          </table:table-cell>
        </table:table-row>
        <table:table-row table:style-name="FoodItems.1">
          <table:table-cell table:style-name="FoodItems.A2" office:value-type="string">
            <text:p text:style-name="P70">Buttered <text:span text:style-name="T6">Cheese</text:span> Cake</text:p>
          </table:table-cell>
          <table:table-cell table:style-name="FoodItems.B2" office:value-type="float" office:value="80">
            <text:p text:style-name="P74">80</text:p>
          </table:table-cell>
          <table:table-cell table:style-name="FoodItems.B2" office:value-type="float" office:value="90">
            <text:p text:style-name="P75">90</text:p>
          </table:table-cell>
          <table:table-cell table:style-name="FoodItems.D82" office:value-type="string">
            <text:p text:style-name="P75">U</text:p>
          </table:table-cell>
          <table:table-cell table:style-name="FoodItems.E82" office:value-type="string">
            <text:p text:style-name="P76">A</text:p>
          </table:table-cell>
          <table:table-cell table:style-name="FoodItems.F82" office:value-type="string">
            <text:p text:style-name="P18">-</text:p>
          </table:table-cell>
        </table:table-row>
        <table:table-row table:style-name="FoodItems.1">
          <table:table-cell table:style-name="FoodItems.A2" office:value-type="string">
            <text:p text:style-name="P69">Buttered <text:span text:style-name="T5">Chocolate</text:span> Cake</text:p>
          </table:table-cell>
          <table:table-cell table:style-name="FoodItems.B2" office:value-type="float" office:value="85">
            <text:p text:style-name="P74">85</text:p>
          </table:table-cell>
          <table:table-cell table:style-name="FoodItems.B2" office:value-type="float" office:value="90">
            <text:p text:style-name="P75">90</text:p>
          </table:table-cell>
          <table:table-cell table:style-name="FoodItems.D83" office:value-type="string">
            <text:p text:style-name="P75">U</text:p>
          </table:table-cell>
          <table:table-cell table:style-name="FoodItems.E83" office:value-type="string">
            <text:p text:style-name="P76">A</text:p>
          </table:table-cell>
          <table:table-cell table:style-name="FoodItems.F83" office:value-type="string">
            <text:p text:style-name="P18">-</text:p>
          </table:table-cell>
        </table:table-row>
        <table:table-row table:style-name="FoodItems.1">
          <table:table-cell table:style-name="FoodItems.A2" office:value-type="string">
            <text:p text:style-name="P68">Buttered Corn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4" office:value-type="string">
            <text:p text:style-name="P75">C</text:p>
          </table:table-cell>
          <table:table-cell table:style-name="FoodItems.E84" office:value-type="string">
            <text:p text:style-name="P76">A</text:p>
          </table:table-cell>
          <table:table-cell table:style-name="FoodItems.F84" office:value-type="string">
            <text:p text:style-name="P18">-</text:p>
          </table:table-cell>
        </table:table-row>
        <table:table-row table:style-name="FoodItems.1">
          <table:table-cell table:style-name="FoodItems.A2" office:value-type="string">
            <text:p text:style-name="P70">Buttered <text:span text:style-name="T6">Mutfruit</text:span>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5" office:value-type="string">
            <text:p text:style-name="P75">C</text:p>
          </table:table-cell>
          <table:table-cell table:style-name="FoodItems.E85" office:value-type="string">
            <text:p text:style-name="P76">A</text:p>
          </table:table-cell>
          <table:table-cell table:style-name="FoodItems.F85" office:value-type="string">
            <text:p text:style-name="P18">-</text:p>
          </table:table-cell>
        </table:table-row>
        <table:table-row table:style-name="FoodItems.1">
          <table:table-cell table:style-name="FoodItems.A2" office:value-type="string">
            <text:p text:style-name="P70">Buttered <text:span text:style-name="T6">Orange</text:span> Cake</text:p>
          </table:table-cell>
          <table:table-cell table:style-name="FoodItems.B2" office:value-type="float" office:value="75">
            <text:p text:style-name="P74">75</text:p>
          </table:table-cell>
          <table:table-cell table:style-name="FoodItems.B2" office:value-type="float" office:value="90">
            <text:p text:style-name="P75">90</text:p>
          </table:table-cell>
          <table:table-cell table:style-name="FoodItems.D86" office:value-type="string">
            <text:p text:style-name="P75">U</text:p>
          </table:table-cell>
          <table:table-cell table:style-name="FoodItems.E86" office:value-type="string">
            <text:p text:style-name="P76">A</text:p>
          </table:table-cell>
          <table:table-cell table:style-name="FoodItems.F86" office:value-type="string">
            <text:p text:style-name="P18">-</text:p>
          </table:table-cell>
        </table:table-row>
        <table:table-row table:style-name="FoodItems.1">
          <table:table-cell table:style-name="FoodItems.A2" office:value-type="string">
            <text:p text:style-name="P68">Buttered Potato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7" office:value-type="string">
            <text:p text:style-name="P75">C</text:p>
          </table:table-cell>
          <table:table-cell table:style-name="FoodItems.E87" office:value-type="string">
            <text:p text:style-name="P76">A</text:p>
          </table:table-cell>
          <table:table-cell table:style-name="FoodItems.F87" office:value-type="string">
            <text:p text:style-name="P18">-</text:p>
          </table:table-cell>
        </table:table-row>
        <table:table-row table:style-name="FoodItems.1">
          <table:table-cell table:style-name="FoodItems.A2" office:value-type="string">
            <text:p text:style-name="P69">Buttered <text:span text:style-name="T5">Pumpkin</text:span>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8" office:value-type="string">
            <text:p text:style-name="P75">C</text:p>
          </table:table-cell>
          <table:table-cell table:style-name="FoodItems.E88" office:value-type="string">
            <text:p text:style-name="P76">A</text:p>
          </table:table-cell>
          <table:table-cell table:style-name="FoodItems.F88" office:value-type="string">
            <text:p text:style-name="P18">-</text:p>
          </table:table-cell>
        </table:table-row>
        <table:table-row table:style-name="FoodItems.1">
          <table:table-cell table:style-name="FoodItems.A2" office:value-type="string">
            <text:p text:style-name="P68">Buttered Wheat Cake</text:p>
          </table:table-cell>
          <table:table-cell table:style-name="FoodItems.B2" office:value-type="float" office:value="60">
            <text:p text:style-name="P74">60</text:p>
          </table:table-cell>
          <table:table-cell table:style-name="FoodItems.B2" office:value-type="float" office:value="50">
            <text:p text:style-name="P75">50</text:p>
          </table:table-cell>
          <table:table-cell table:style-name="FoodItems.D89" office:value-type="string">
            <text:p text:style-name="P75">C</text:p>
          </table:table-cell>
          <table:table-cell table:style-name="FoodItems.E89" office:value-type="string">
            <text:p text:style-name="P76">A</text:p>
          </table:table-cell>
          <table:table-cell table:style-name="FoodItems.F89" office:value-type="string">
            <text:p text:style-name="P18">-</text:p>
          </table:table-cell>
        </table:table-row>
        <table:table-row table:style-name="FoodItems.1">
          <table:table-cell table:style-name="FoodItems.A2" office:value-type="string">
            <text:p text:style-name="P71">Cornbread</text:p>
          </table:table-cell>
          <table:table-cell table:style-name="FoodItems.B2" office:value-type="float" office:value="35">
            <text:p text:style-name="P77">35</text:p>
          </table:table-cell>
          <table:table-cell table:style-name="FoodItems.B2" office:value-type="float" office:value="40">
            <text:p text:style-name="P77">40</text:p>
          </table:table-cell>
          <table:table-cell table:style-name="FoodItems.D90" office:value-type="string">
            <text:p text:style-name="P77">C</text:p>
          </table:table-cell>
          <table:table-cell table:style-name="FoodItems.E90" office:value-type="string">
            <text:p text:style-name="P76">R</text:p>
          </table:table-cell>
          <table:table-cell table:style-name="FoodItems.F90" office:value-type="string">
            <text:p text:style-name="P18">-</text:p>
          </table:table-cell>
        </table:table-row>
        <table:table-row table:style-name="FoodItems.1">
          <table:table-cell table:style-name="FoodItems.A2" office:value-type="string">
            <text:p text:style-name="P71">Cornbread, Fresh</text:p>
          </table:table-cell>
          <table:table-cell table:style-name="FoodItems.B2" office:value-type="float" office:value="35">
            <text:p text:style-name="P77">35</text:p>
          </table:table-cell>
          <table:table-cell table:style-name="FoodItems.B2" office:value-type="float" office:value="65">
            <text:p text:style-name="P77">65</text:p>
          </table:table-cell>
          <table:table-cell table:style-name="FoodItems.D91" office:value-type="string">
            <text:p text:style-name="P77">U</text:p>
          </table:table-cell>
          <table:table-cell table:style-name="FoodItems.E91" office:value-type="string">
            <text:p text:style-name="P76">R</text:p>
          </table:table-cell>
          <table:table-cell table:style-name="FoodItems.F91" office:value-type="string">
            <text:p text:style-name="P67">c</text:p>
          </table:table-cell>
        </table:table-row>
        <table:table-row table:style-name="FoodItems.1">
          <table:table-cell table:style-name="FoodItems.A2" office:value-type="string">
            <text:p text:style-name="P71">Cornbread, Wild</text:p>
          </table:table-cell>
          <table:table-cell table:style-name="FoodItems.B2" office:value-type="float" office:value="45">
            <text:p text:style-name="P77">45</text:p>
          </table:table-cell>
          <table:table-cell table:style-name="FoodItems.B2" office:value-type="float" office:value="75">
            <text:p text:style-name="P77">75</text:p>
          </table:table-cell>
          <table:table-cell table:style-name="FoodItems.D92" office:value-type="string">
            <text:p text:style-name="P77">R</text:p>
          </table:table-cell>
          <table:table-cell table:style-name="FoodItems.E92" office:value-type="string">
            <text:p text:style-name="P76">R</text:p>
          </table:table-cell>
          <table:table-cell table:style-name="FoodItems.F92" office:value-type="string">
            <text:p text:style-name="P18">-</text:p>
          </table:table-cell>
        </table:table-row>
        <table:table-row table:style-name="FoodItems.1">
          <table:table-cell table:style-name="FoodItems.A2" office:value-type="string">
            <text:p text:style-name="P78">Cake, Fresh Mutfruit</text:p>
          </table:table-cell>
          <table:table-cell table:style-name="FoodItems.B2" office:value-type="float" office:value="30">
            <text:p text:style-name="P78">30</text:p>
          </table:table-cell>
          <table:table-cell table:style-name="FoodItems.B2" office:value-type="float" office:value="60">
            <text:p text:style-name="P78">60</text:p>
          </table:table-cell>
          <table:table-cell table:style-name="FoodItems.D93" office:value-type="string">
            <text:p text:style-name="P78">U</text:p>
          </table:table-cell>
          <table:table-cell table:style-name="FoodItems.E93" office:value-type="string">
            <text:p text:style-name="P78">R</text:p>
          </table:table-cell>
          <table:table-cell table:style-name="FoodItems.F93" office:value-type="string">
            <text:p text:style-name="P78">c</text:p>
          </table:table-cell>
        </table:table-row>
        <table:table-row table:style-name="FoodItems.1">
          <table:table-cell table:style-name="FoodItems.A2" office:value-type="string">
            <text:p text:style-name="P79">Pie, Apple</text:p>
          </table:table-cell>
          <table:table-cell table:style-name="FoodItems.B2" office:value-type="float" office:value="50">
            <text:p text:style-name="P81">50</text:p>
          </table:table-cell>
          <table:table-cell table:style-name="FoodItems.B2" office:value-type="float" office:value="90">
            <text:p text:style-name="P81">90</text:p>
          </table:table-cell>
          <table:table-cell table:style-name="FoodItems.D94" office:value-type="string">
            <text:p text:style-name="P81">U</text:p>
          </table:table-cell>
          <table:table-cell table:style-name="FoodItems.E94" office:value-type="string">
            <text:p text:style-name="P76">A</text:p>
          </table:table-cell>
          <table:table-cell table:style-name="FoodItems.F94" office:value-type="string">
            <text:p text:style-name="P18">-</text:p>
          </table:table-cell>
        </table:table-row>
        <table:table-row table:style-name="FoodItems.1">
          <table:table-cell table:style-name="FoodItems.A2" office:value-type="string">
            <text:p text:style-name="P79">Pie, Bean and Meat</text:p>
          </table:table-cell>
          <table:table-cell table:style-name="FoodItems.B2" office:value-type="float" office:value="90">
            <text:p text:style-name="P81">90</text:p>
          </table:table-cell>
          <table:table-cell table:style-name="FoodItems.B2" office:value-type="float" office:value="120">
            <text:p text:style-name="P81">120</text:p>
          </table:table-cell>
          <table:table-cell table:style-name="FoodItems.D95" office:value-type="string">
            <text:p text:style-name="P81">R</text:p>
          </table:table-cell>
          <table:table-cell table:style-name="FoodItems.E95" office:value-type="string">
            <text:p text:style-name="P76">A</text:p>
          </table:table-cell>
          <table:table-cell table:style-name="FoodItems.F95" office:value-type="string">
            <text:p text:style-name="P18">-</text:p>
          </table:table-cell>
        </table:table-row>
        <table:table-row table:style-name="FoodItems.1">
          <table:table-cell table:style-name="FoodItems.A2" office:value-type="string">
            <text:p text:style-name="P79">Pie, Cheese</text:p>
          </table:table-cell>
          <table:table-cell table:style-name="FoodItems.B2" office:value-type="float" office:value="50">
            <text:p text:style-name="P81">50</text:p>
          </table:table-cell>
          <table:table-cell table:style-name="FoodItems.B2" office:value-type="float" office:value="90">
            <text:p text:style-name="P81">90</text:p>
          </table:table-cell>
          <table:table-cell table:style-name="FoodItems.D96" office:value-type="string">
            <text:p text:style-name="P81">U</text:p>
          </table:table-cell>
          <table:table-cell table:style-name="FoodItems.E96" office:value-type="string">
            <text:p text:style-name="P76">A</text:p>
          </table:table-cell>
          <table:table-cell table:style-name="FoodItems.F96" office:value-type="string">
            <text:p text:style-name="P18">-</text:p>
          </table:table-cell>
        </table:table-row>
        <table:table-row table:style-name="FoodItems.1">
          <table:table-cell table:style-name="FoodItems.A2" office:value-type="string">
            <text:p text:style-name="P79">Pie, <text:span text:style-name="T7">Mint </text:span>Chocolate</text:p>
          </table:table-cell>
          <table:table-cell table:style-name="FoodItems.B2" office:value-type="float" office:value="90">
            <text:p text:style-name="P81">90</text:p>
          </table:table-cell>
          <table:table-cell table:style-name="FoodItems.B2" office:value-type="float" office:value="120">
            <text:p text:style-name="P81">120</text:p>
          </table:table-cell>
          <table:table-cell table:style-name="FoodItems.D97" office:value-type="string">
            <text:p text:style-name="P81">R</text:p>
          </table:table-cell>
          <table:table-cell table:style-name="FoodItems.E97" office:value-type="string">
            <text:p text:style-name="P76">A</text:p>
          </table:table-cell>
          <table:table-cell table:style-name="FoodItems.F97" office:value-type="string">
            <text:p text:style-name="P18">-</text:p>
          </table:table-cell>
        </table:table-row>
        <table:table-row table:style-name="FoodItems.1">
          <table:table-cell table:style-name="FoodItems.A2" office:value-type="string">
            <text:p text:style-name="P79">Pie, Fresh Carrot</text:p>
          </table:table-cell>
          <table:table-cell table:style-name="FoodItems.B2" office:value-type="float" office:value="90">
            <text:p text:style-name="P81">90</text:p>
          </table:table-cell>
          <table:table-cell table:style-name="FoodItems.B2" office:value-type="float" office:value="120">
            <text:p text:style-name="P82">120</text:p>
          </table:table-cell>
          <table:table-cell table:style-name="FoodItems.D98" office:value-type="string">
            <text:p text:style-name="P81">R</text:p>
          </table:table-cell>
          <table:table-cell table:style-name="FoodItems.E98" office:value-type="string">
            <text:p text:style-name="P76">A</text:p>
          </table:table-cell>
          <table:table-cell table:style-name="FoodItems.F98" office:value-type="string">
            <text:p text:style-name="P67">c</text:p>
          </table:table-cell>
        </table:table-row>
        <table:table-row table:style-name="FoodItems.1">
          <table:table-cell table:style-name="FoodItems.A2" office:value-type="string">
            <text:p text:style-name="P79">Pie, Fresh Melon</text:p>
          </table:table-cell>
          <table:table-cell table:style-name="FoodItems.B2" office:value-type="float" office:value="90">
            <text:p text:style-name="P81">90</text:p>
          </table:table-cell>
          <table:table-cell table:style-name="FoodItems.B2" office:value-type="float" office:value="120">
            <text:p text:style-name="P81">120</text:p>
          </table:table-cell>
          <table:table-cell table:style-name="FoodItems.D99" office:value-type="string">
            <text:p text:style-name="P81">R</text:p>
          </table:table-cell>
          <table:table-cell table:style-name="FoodItems.E99" office:value-type="string">
            <text:p text:style-name="P76">A</text:p>
          </table:table-cell>
          <table:table-cell table:style-name="FoodItems.F99" office:value-type="string">
            <text:p text:style-name="P67">c</text:p>
          </table:table-cell>
        </table:table-row>
        <table:table-row table:style-name="FoodItems.1">
          <table:table-cell table:style-name="FoodItems.A2" office:value-type="string">
            <text:p text:style-name="P80">Pie, Fresh M<text:span text:style-name="T7">utfruit</text:span></text:p>
          </table:table-cell>
          <table:table-cell table:style-name="FoodItems.B2" office:value-type="float" office:value="90">
            <text:p text:style-name="P81">90</text:p>
          </table:table-cell>
          <table:table-cell table:style-name="FoodItems.B2" office:value-type="float" office:value="120">
            <text:p text:style-name="P81">120</text:p>
          </table:table-cell>
          <table:table-cell table:style-name="FoodItems.D100" office:value-type="string">
            <text:p text:style-name="P81">R</text:p>
          </table:table-cell>
          <table:table-cell table:style-name="FoodItems.E100" office:value-type="string">
            <text:p text:style-name="P76">A</text:p>
          </table:table-cell>
          <table:table-cell table:style-name="FoodItems.F100" office:value-type="string">
            <text:p text:style-name="P67">c</text:p>
          </table:table-cell>
        </table:table-row>
        <table:table-row table:style-name="FoodItems.1">
          <table:table-cell table:style-name="FoodItems.A2" office:value-type="string">
            <text:p text:style-name="P83">Pie, Nuke Nut</text:p>
          </table:table-cell>
          <table:table-cell table:style-name="FoodItems.B2" office:value-type="float" office:value="50">
            <text:p text:style-name="P81">50</text:p>
          </table:table-cell>
          <table:table-cell table:style-name="FoodItems.B2" office:value-type="float" office:value="90">
            <text:p text:style-name="P81">90</text:p>
          </table:table-cell>
          <table:table-cell table:style-name="FoodItems.D101" office:value-type="string">
            <text:p text:style-name="P81">U</text:p>
          </table:table-cell>
          <table:table-cell table:style-name="FoodItems.E101" office:value-type="string">
            <text:p text:style-name="P76">A</text:p>
          </table:table-cell>
          <table:table-cell table:style-name="FoodItems.F101" office:value-type="string">
            <text:p text:style-name="P18">-</text:p>
          </table:table-cell>
        </table:table-row>
        <table:table-row table:style-name="FoodItems.1">
          <table:table-cell table:style-name="FoodItems.A2" office:value-type="string">
            <text:p text:style-name="P79">Pie, Orange</text:p>
          </table:table-cell>
          <table:table-cell table:style-name="FoodItems.B2" office:value-type="float" office:value="50">
            <text:p text:style-name="P81">50</text:p>
          </table:table-cell>
          <table:table-cell table:style-name="FoodItems.B2" office:value-type="float" office:value="90">
            <text:p text:style-name="P81">90</text:p>
          </table:table-cell>
          <table:table-cell table:style-name="FoodItems.D102" office:value-type="string">
            <text:p text:style-name="P81">U</text:p>
          </table:table-cell>
          <table:table-cell table:style-name="FoodItems.E102" office:value-type="string">
            <text:p text:style-name="P76">A</text:p>
          </table:table-cell>
          <table:table-cell table:style-name="FoodItems.F102" office:value-type="string">
            <text:p text:style-name="P18">-</text:p>
          </table:table-cell>
        </table:table-row>
        <table:table-row table:style-name="FoodItems.1">
          <table:table-cell table:style-name="FoodItems.A2" office:value-type="string">
            <text:p text:style-name="P79">Pie, Pumpkin</text:p>
          </table:table-cell>
          <table:table-cell table:style-name="FoodItems.B2" office:value-type="float" office:value="50">
            <text:p text:style-name="P81">50</text:p>
          </table:table-cell>
          <table:table-cell table:style-name="FoodItems.B2" office:value-type="float" office:value="90">
            <text:p text:style-name="P81">90</text:p>
          </table:table-cell>
          <table:table-cell table:style-name="FoodItems.D103" office:value-type="string">
            <text:p text:style-name="P81">U</text:p>
          </table:table-cell>
          <table:table-cell table:style-name="FoodItems.E103" office:value-type="string">
            <text:p text:style-name="P76">A</text:p>
          </table:table-cell>
          <table:table-cell table:style-name="FoodItems.F103" office:value-type="string">
            <text:p text:style-name="P18">-</text:p>
          </table:table-cell>
        </table:table-row>
        <table:table-row table:style-name="FoodItems.1">
          <table:table-cell table:style-name="FoodItems.A2" office:value-type="string">
            <text:p text:style-name="P79">Pie, Wild Tarberry</text:p>
          </table:table-cell>
          <table:table-cell table:style-name="FoodItems.B2" office:value-type="float" office:value="90">
            <text:p text:style-name="P81">90</text:p>
          </table:table-cell>
          <table:table-cell table:style-name="FoodItems.B2" office:value-type="float" office:value="120">
            <text:p text:style-name="P81">120</text:p>
          </table:table-cell>
          <table:table-cell table:style-name="FoodItems.D104" office:value-type="string">
            <text:p text:style-name="P81">R</text:p>
          </table:table-cell>
          <table:table-cell table:style-name="FoodItems.E104" office:value-type="string">
            <text:p text:style-name="P76">A</text:p>
          </table:table-cell>
          <table:table-cell table:style-name="FoodItems.F104" office:value-type="string">
            <text:p text:style-name="P18">-</text:p>
          </table:table-cell>
        </table:table-row>
        <table:table-row table:style-name="FoodItems.1">
          <table:table-cell table:style-name="FoodItems.A2" office:value-type="string">
            <text:p text:style-name="P79"/>
          </table:table-cell>
          <table:table-cell table:style-name="FoodItems.B2">
            <text:p text:style-name="P81"/>
          </table:table-cell>
          <table:table-cell table:style-name="FoodItems.B2">
            <text:p text:style-name="P81"/>
          </table:table-cell>
          <table:table-cell table:style-name="FoodItems.B2">
            <text:p text:style-name="P81"/>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84">Salads (<text:span text:style-name="T32">5</text:span>)</text:p>
            <text:p text:style-name="P84"><text:s text:c="4"/>Salad kept sealed in a box, until eaten. <text:s/>Lasts a long time. <text:s/>Any lettuce in the salad is typically lunkflower.</text:p>
          </table:table-cell>
          <table:table-cell table:style-name="FoodItems.B2">
            <text:p text:style-name="P81"/>
          </table:table-cell>
          <table:table-cell table:style-name="FoodItems.B2">
            <text:p text:style-name="P81"/>
          </table:table-cell>
          <table:table-cell table:style-name="FoodItems.B2">
            <text:p text:style-name="P81"/>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84">Salad, Apple <text:span text:style-name="T61">Vin</text:span><text:span text:style-name="T63">ai</text:span><text:span text:style-name="T61">gr</text:span><text:span text:style-name="T62">ette</text:span></text:p>
          </table:table-cell>
          <table:table-cell table:style-name="FoodItems.B2" office:value-type="float" office:value="50">
            <text:p text:style-name="P85">50</text:p>
          </table:table-cell>
          <table:table-cell table:style-name="FoodItems.B2" office:value-type="float" office:value="40">
            <text:p text:style-name="P85">40</text:p>
          </table:table-cell>
          <table:table-cell table:style-name="FoodItems.D107" office:value-type="string">
            <text:p text:style-name="P84">C</text:p>
          </table:table-cell>
          <table:table-cell table:style-name="FoodItems.E107" office:value-type="string">
            <text:p text:style-name="P76">R</text:p>
          </table:table-cell>
          <table:table-cell table:style-name="FoodItems.F107" office:value-type="string">
            <text:p text:style-name="P18">-</text:p>
          </table:table-cell>
        </table:table-row>
        <table:table-row table:style-name="FoodItems.1">
          <table:table-cell table:style-name="FoodItems.A2" office:value-type="string">
            <text:p text:style-name="P84">Salad, <text:span text:style-name="T44">Vegetable</text:span></text:p>
          </table:table-cell>
          <table:table-cell table:style-name="FoodItems.B2" office:value-type="float" office:value="45">
            <text:p text:style-name="P85">4<text:span text:style-name="T44">5</text:span></text:p>
          </table:table-cell>
          <table:table-cell table:style-name="FoodItems.B2" office:value-type="float" office:value="40">
            <text:p text:style-name="P85">40</text:p>
          </table:table-cell>
          <table:table-cell table:style-name="FoodItems.D108" office:value-type="string">
            <text:p text:style-name="P86">U</text:p>
          </table:table-cell>
          <table:table-cell table:style-name="FoodItems.E108" office:value-type="string">
            <text:p text:style-name="P76">R</text:p>
          </table:table-cell>
          <table:table-cell table:style-name="FoodItems.F108" office:value-type="string">
            <text:p text:style-name="P18">-</text:p>
          </table:table-cell>
        </table:table-row>
        <table:table-row table:style-name="FoodItems.1">
          <table:table-cell table:style-name="FoodItems.A2" office:value-type="string">
            <text:p text:style-name="P84">Salad, Chicken</text:p>
          </table:table-cell>
          <table:table-cell table:style-name="FoodItems.B2" office:value-type="float" office:value="55">
            <text:p text:style-name="P85">55</text:p>
          </table:table-cell>
          <table:table-cell table:style-name="FoodItems.B2" office:value-type="float" office:value="60">
            <text:p text:style-name="P85">60</text:p>
          </table:table-cell>
          <table:table-cell table:style-name="FoodItems.D109" office:value-type="string">
            <text:p text:style-name="P84">R</text:p>
          </table:table-cell>
          <table:table-cell table:style-name="FoodItems.E109" office:value-type="string">
            <text:p text:style-name="P76">R,A</text:p>
          </table:table-cell>
          <table:table-cell table:style-name="FoodItems.F109" office:value-type="string">
            <text:p text:style-name="P18">-</text:p>
          </table:table-cell>
        </table:table-row>
        <table:table-row table:style-name="FoodItems.1">
          <table:table-cell table:style-name="FoodItems.A2" office:value-type="string">
            <text:p text:style-name="P84">Salad, Deathclaw</text:p>
          </table:table-cell>
          <table:table-cell table:style-name="FoodItems.B2" office:value-type="float" office:value="75">
            <text:p text:style-name="P85">75</text:p>
          </table:table-cell>
          <table:table-cell table:style-name="FoodItems.B2" office:value-type="float" office:value="80">
            <text:p text:style-name="P85">80</text:p>
          </table:table-cell>
          <table:table-cell table:style-name="FoodItems.D110" office:value-type="string">
            <text:p text:style-name="P84">R</text:p>
          </table:table-cell>
          <table:table-cell table:style-name="FoodItems.E110" office:value-type="string">
            <text:p text:style-name="P76">R,A</text:p>
          </table:table-cell>
          <table:table-cell table:style-name="FoodItems.F110" office:value-type="string">
            <text:p text:style-name="P18">-</text:p>
          </table:table-cell>
        </table:table-row>
        <table:table-row table:style-name="FoodItems.1">
          <table:table-cell table:style-name="FoodItems.A2" office:value-type="string">
            <text:p text:style-name="P84">Salad, Plain Lettuce</text:p>
          </table:table-cell>
          <table:table-cell table:style-name="FoodItems.B2" office:value-type="float" office:value="25">
            <text:p text:style-name="P85">25</text:p>
          </table:table-cell>
          <table:table-cell table:style-name="FoodItems.B2" office:value-type="float" office:value="16">
            <text:p text:style-name="P85">16</text:p>
          </table:table-cell>
          <table:table-cell table:style-name="FoodItems.D111" office:value-type="string">
            <text:p text:style-name="P84">C</text:p>
          </table:table-cell>
          <table:table-cell table:style-name="FoodItems.E111" office:value-type="string">
            <text:p text:style-name="P76">R</text:p>
          </table:table-cell>
          <table:table-cell table:style-name="FoodItems.F111" office:value-type="string">
            <text:p text:style-name="P18">-</text:p>
          </table:table-cell>
        </table:table-row>
        <table:table-row table:style-name="FoodItems.1">
          <table:table-cell table:style-name="FoodItems.A2" office:value-type="string">
            <text:p text:style-name="P79"/>
            <text:p text:style-name="P79"/>
            <text:p text:style-name="P79"/>
          </table:table-cell>
          <table:table-cell table:style-name="FoodItems.B2">
            <text:p text:style-name="P81"/>
          </table:table-cell>
          <table:table-cell table:style-name="FoodItems.B2">
            <text:p text:style-name="P81"/>
          </table:table-cell>
          <table:table-cell table:style-name="FoodItems.B2">
            <text:p text:style-name="P81"/>
          </table:table-cell>
          <table:table-cell table:style-name="FoodItems.B2">
            <text:p text:style-name="P18"/>
          </table:table-cell>
          <table:table-cell table:style-name="FoodItems.F2">
            <text:p text:style-name="P18"/>
          </table:table-cell>
        </table:table-row>
        <text:soft-page-break/>
        <table:table-row table:style-name="FoodItems.1">
          <table:table-cell table:style-name="FoodItems.A2" office:value-type="string">
            <text:p text:style-name="P87">Chips <text:span text:style-name="T10">(9)</text:span></text:p>
            <text:p text:style-name="P87"><text:s text:c="4"/><text:span text:style-name="T22">Boxed chips of sorts. <text:s/>Find a flavor you like and enjoy it, there’s not much more to it than that. <text:s/></text:span><text:span text:style-name="T29">Radiation-free.</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87">Corn Chips, <text:span text:style-name="T8">Hubflower</text:span></text:p>
          </table:table-cell>
          <table:table-cell table:style-name="FoodItems.B2" office:value-type="float" office:value="38">
            <text:p text:style-name="P89">38</text:p>
          </table:table-cell>
          <table:table-cell table:style-name="FoodItems.B2" office:value-type="float" office:value="40">
            <text:p text:style-name="P89">40</text:p>
          </table:table-cell>
          <table:table-cell table:style-name="FoodItems.D114" office:value-type="string">
            <text:p text:style-name="P90">C</text:p>
          </table:table-cell>
          <table:table-cell table:style-name="FoodItems.E114" office:value-type="string">
            <text:p text:style-name="P76">A</text:p>
          </table:table-cell>
          <table:table-cell table:style-name="FoodItems.F114" office:value-type="string">
            <text:p text:style-name="P18">-</text:p>
          </table:table-cell>
        </table:table-row>
        <table:table-row table:style-name="FoodItems.1">
          <table:table-cell table:style-name="FoodItems.A2" office:value-type="string">
            <text:p text:style-name="P87">Corn Chips, <text:span text:style-name="T8">Plain</text:span></text:p>
          </table:table-cell>
          <table:table-cell table:style-name="FoodItems.B2" office:value-type="float" office:value="35">
            <text:p text:style-name="P89">35</text:p>
          </table:table-cell>
          <table:table-cell table:style-name="FoodItems.B2" office:value-type="float" office:value="35">
            <text:p text:style-name="P89">35</text:p>
          </table:table-cell>
          <table:table-cell table:style-name="FoodItems.D115" office:value-type="string">
            <text:p text:style-name="P90">C</text:p>
          </table:table-cell>
          <table:table-cell table:style-name="FoodItems.E115" office:value-type="string">
            <text:p text:style-name="P76">A</text:p>
          </table:table-cell>
          <table:table-cell table:style-name="FoodItems.F115" office:value-type="string">
            <text:p text:style-name="P18">-</text:p>
          </table:table-cell>
        </table:table-row>
        <table:table-row table:style-name="FoodItems.1">
          <table:table-cell table:style-name="FoodItems.A2" office:value-type="string">
            <text:p text:style-name="P88">Corn Chips, <text:span text:style-name="T8">Wild Tarberry</text:span></text:p>
          </table:table-cell>
          <table:table-cell table:style-name="FoodItems.B2" office:value-type="float" office:value="45">
            <text:p text:style-name="P89">45</text:p>
          </table:table-cell>
          <table:table-cell table:style-name="FoodItems.B2" office:value-type="float" office:value="50">
            <text:p text:style-name="P89">50</text:p>
          </table:table-cell>
          <table:table-cell table:style-name="FoodItems.D116" office:value-type="string">
            <text:p text:style-name="P90">R</text:p>
          </table:table-cell>
          <table:table-cell table:style-name="FoodItems.E116" office:value-type="string">
            <text:p text:style-name="P76">A</text:p>
          </table:table-cell>
          <table:table-cell table:style-name="FoodItems.F116" office:value-type="string">
            <text:p text:style-name="P18">-</text:p>
          </table:table-cell>
        </table:table-row>
        <table:table-row table:style-name="FoodItems.1">
          <table:table-cell table:style-name="FoodItems.A2" office:value-type="string">
            <text:p text:style-name="P87">Corn Chips, <text:span text:style-name="T8">Wild Fruit</text:span></text:p>
          </table:table-cell>
          <table:table-cell table:style-name="FoodItems.B2" office:value-type="float" office:value="45">
            <text:p text:style-name="P89">45</text:p>
          </table:table-cell>
          <table:table-cell table:style-name="FoodItems.B2" office:value-type="float" office:value="50">
            <text:p text:style-name="P89">50</text:p>
          </table:table-cell>
          <table:table-cell table:style-name="FoodItems.D117" office:value-type="string">
            <text:p text:style-name="P90">R</text:p>
          </table:table-cell>
          <table:table-cell table:style-name="FoodItems.E117" office:value-type="string">
            <text:p text:style-name="P76">A</text:p>
          </table:table-cell>
          <table:table-cell table:style-name="FoodItems.F117" office:value-type="string">
            <text:p text:style-name="P18">-</text:p>
          </table:table-cell>
        </table:table-row>
        <table:table-row table:style-name="FoodItems.1">
          <table:table-cell table:style-name="FoodItems.A2" office:value-type="string">
            <text:p text:style-name="P91">Potato Chips, Basic</text:p>
          </table:table-cell>
          <table:table-cell table:style-name="FoodItems.B2" office:value-type="float" office:value="35">
            <text:p text:style-name="P89">35</text:p>
          </table:table-cell>
          <table:table-cell table:style-name="FoodItems.B2" office:value-type="float" office:value="40">
            <text:p text:style-name="P89">40</text:p>
          </table:table-cell>
          <table:table-cell table:style-name="FoodItems.D118" office:value-type="string">
            <text:p text:style-name="P90">C</text:p>
          </table:table-cell>
          <table:table-cell table:style-name="FoodItems.E118" office:value-type="string">
            <text:p text:style-name="P76">A</text:p>
          </table:table-cell>
          <table:table-cell table:style-name="FoodItems.F118" office:value-type="string">
            <text:p text:style-name="P18">-</text:p>
          </table:table-cell>
        </table:table-row>
        <table:table-row table:style-name="FoodItems.1">
          <table:table-cell table:style-name="FoodItems.A2" office:value-type="string">
            <text:p text:style-name="P91">Potato Chips, Cheese</text:p>
          </table:table-cell>
          <table:table-cell table:style-name="FoodItems.B2" office:value-type="float" office:value="45">
            <text:p text:style-name="P89">45</text:p>
          </table:table-cell>
          <table:table-cell table:style-name="FoodItems.B2" office:value-type="float" office:value="50">
            <text:p text:style-name="P89">50</text:p>
          </table:table-cell>
          <table:table-cell table:style-name="FoodItems.D119" office:value-type="string">
            <text:p text:style-name="P90">C</text:p>
          </table:table-cell>
          <table:table-cell table:style-name="FoodItems.E119" office:value-type="string">
            <text:p text:style-name="P76">A</text:p>
          </table:table-cell>
          <table:table-cell table:style-name="FoodItems.F119" office:value-type="string">
            <text:p text:style-name="P18">-</text:p>
          </table:table-cell>
        </table:table-row>
        <table:table-row table:style-name="FoodItems.1">
          <table:table-cell table:style-name="FoodItems.A2" office:value-type="string">
            <text:p text:style-name="P91">Potato Chips, Onion</text:p>
          </table:table-cell>
          <table:table-cell table:style-name="FoodItems.B2" office:value-type="float" office:value="40">
            <text:p text:style-name="P89">40</text:p>
          </table:table-cell>
          <table:table-cell table:style-name="FoodItems.B2" office:value-type="float" office:value="52">
            <text:p text:style-name="P89">52</text:p>
          </table:table-cell>
          <table:table-cell table:style-name="FoodItems.D120" office:value-type="string">
            <text:p text:style-name="P90">C</text:p>
          </table:table-cell>
          <table:table-cell table:style-name="FoodItems.E120" office:value-type="string">
            <text:p text:style-name="P76">A</text:p>
          </table:table-cell>
          <table:table-cell table:style-name="FoodItems.F120" office:value-type="string">
            <text:p text:style-name="P18">-</text:p>
          </table:table-cell>
        </table:table-row>
        <table:table-row table:style-name="FoodItems.1">
          <table:table-cell table:style-name="FoodItems.A2" office:value-type="string">
            <text:p text:style-name="P91">Potato Chips, Spicy</text:p>
          </table:table-cell>
          <table:table-cell table:style-name="FoodItems.B2" office:value-type="float" office:value="35">
            <text:p text:style-name="P89">3<text:span text:style-name="T59">5</text:span></text:p>
          </table:table-cell>
          <table:table-cell table:style-name="FoodItems.B2" office:value-type="float" office:value="50">
            <text:p text:style-name="P89">50</text:p>
          </table:table-cell>
          <table:table-cell table:style-name="FoodItems.D121" office:value-type="string">
            <text:p text:style-name="P90">C</text:p>
          </table:table-cell>
          <table:table-cell table:style-name="FoodItems.E121" office:value-type="string">
            <text:p text:style-name="P76">A</text:p>
          </table:table-cell>
          <table:table-cell table:style-name="FoodItems.F121" office:value-type="string">
            <text:p text:style-name="P18">-</text:p>
          </table:table-cell>
        </table:table-row>
        <table:table-row table:style-name="FoodItems.1">
          <table:table-cell table:style-name="FoodItems.A2" office:value-type="string">
            <text:p text:style-name="P63"><text:span text:style-name="T64">Potato Chips, </text:span>Veggie Chips</text:p>
          </table:table-cell>
          <table:table-cell table:style-name="FoodItems.B2" office:value-type="float" office:value="45">
            <text:p text:style-name="P89">45</text:p>
          </table:table-cell>
          <table:table-cell table:style-name="FoodItems.B2" office:value-type="float" office:value="65">
            <text:p text:style-name="P89">65</text:p>
          </table:table-cell>
          <table:table-cell table:style-name="FoodItems.D122" office:value-type="string">
            <text:p text:style-name="P90">U</text:p>
          </table:table-cell>
          <table:table-cell table:style-name="FoodItems.E122" office:value-type="string">
            <text:p text:style-name="P76">A</text:p>
          </table:table-cell>
          <table:table-cell table:style-name="FoodItems.F122" office:value-type="string">
            <text:p text:style-name="P18">-</text:p>
          </table:table-cell>
        </table:table-row>
        <table:table-row table:style-name="FoodItems.1">
          <table:table-cell table:style-name="FoodItems.A2" office:value-type="string">
            <text:p text:style-name="P63"/>
          </table:table-cell>
          <table:table-cell table:style-name="FoodItems.B2">
            <text:p text:style-name="P89"/>
          </table:table-cell>
          <table:table-cell table:style-name="FoodItems.B2">
            <text:p text:style-name="P89"/>
          </table:table-cell>
          <table:table-cell table:style-name="FoodItems.B2">
            <text:p text:style-name="P90"/>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63">Meat and Eggs <text:span text:style-name="T10">(</text:span><text:span text:style-name="T11">16</text:span><text:span text:style-name="T10">)</text:span></text:p>
            <text:p text:style-name="P63"><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92">Deathclaw Bacon</text:p>
          </table:table-cell>
          <table:table-cell table:style-name="FoodItems.B2" office:value-type="float" office:value="28">
            <text:p text:style-name="P93">28</text:p>
          </table:table-cell>
          <table:table-cell table:style-name="FoodItems.B2" office:value-type="float" office:value="33">
            <text:p text:style-name="P94">33</text:p>
          </table:table-cell>
          <table:table-cell table:style-name="FoodItems.D125" office:value-type="string">
            <text:p text:style-name="P93">R</text:p>
          </table:table-cell>
          <table:table-cell table:style-name="FoodItems.E125" office:value-type="string">
            <text:p text:style-name="P95">R</text:p>
          </table:table-cell>
          <table:table-cell table:style-name="FoodItems.F125" office:value-type="string">
            <text:p text:style-name="P18">-</text:p>
          </table:table-cell>
        </table:table-row>
        <table:table-row table:style-name="FoodItems.1">
          <table:table-cell table:style-name="FoodItems.A2" office:value-type="string">
            <text:p text:style-name="P92">Deathclaw Corn Dogs</text:p>
          </table:table-cell>
          <table:table-cell table:style-name="FoodItems.B2" office:value-type="float" office:value="42">
            <text:p text:style-name="P93">4<text:span text:style-name="T48">2</text:span></text:p>
          </table:table-cell>
          <table:table-cell table:style-name="FoodItems.B2" office:value-type="float" office:value="60">
            <text:p text:style-name="P94">60</text:p>
          </table:table-cell>
          <table:table-cell table:style-name="FoodItems.D126" office:value-type="string">
            <text:p text:style-name="P93">R</text:p>
          </table:table-cell>
          <table:table-cell table:style-name="FoodItems.E126" office:value-type="string">
            <text:p text:style-name="P95">A</text:p>
          </table:table-cell>
          <table:table-cell table:style-name="FoodItems.F126" office:value-type="string">
            <text:p text:style-name="P18">-</text:p>
          </table:table-cell>
        </table:table-row>
        <table:table-row table:style-name="FoodItems.1">
          <table:table-cell table:style-name="FoodItems.A2" office:value-type="string">
            <text:p text:style-name="P92">Omelet, Beef</text:p>
          </table:table-cell>
          <table:table-cell table:style-name="FoodItems.B2" office:value-type="float" office:value="65">
            <text:p text:style-name="P96">6<text:span text:style-name="T49">5</text:span></text:p>
          </table:table-cell>
          <table:table-cell table:style-name="FoodItems.B2" office:value-type="float" office:value="60">
            <text:p text:style-name="P94">60</text:p>
          </table:table-cell>
          <table:table-cell table:style-name="FoodItems.D127" office:value-type="string">
            <text:p text:style-name="P93">U</text:p>
          </table:table-cell>
          <table:table-cell table:style-name="FoodItems.E127" office:value-type="string">
            <text:p text:style-name="P95">A</text:p>
          </table:table-cell>
          <table:table-cell table:style-name="FoodItems.F127" office:value-type="string">
            <text:p text:style-name="P18">-</text:p>
          </table:table-cell>
        </table:table-row>
        <table:table-row table:style-name="FoodItems.1">
          <table:table-cell table:style-name="FoodItems.A2" office:value-type="string">
            <text:p text:style-name="P92">Omelet, Cheese</text:p>
          </table:table-cell>
          <table:table-cell table:style-name="FoodItems.B2" office:value-type="float" office:value="55">
            <text:p text:style-name="P96">55</text:p>
          </table:table-cell>
          <table:table-cell table:style-name="FoodItems.B2" office:value-type="float" office:value="55">
            <text:p text:style-name="P94">55</text:p>
          </table:table-cell>
          <table:table-cell table:style-name="FoodItems.D128" office:value-type="string">
            <text:p text:style-name="P93">U</text:p>
          </table:table-cell>
          <table:table-cell table:style-name="FoodItems.E128" office:value-type="string">
            <text:p text:style-name="P95">A</text:p>
          </table:table-cell>
          <table:table-cell table:style-name="FoodItems.F128" office:value-type="string">
            <text:p text:style-name="P18">-</text:p>
          </table:table-cell>
        </table:table-row>
        <table:table-row table:style-name="FoodItems.1">
          <table:table-cell table:style-name="FoodItems.A2" office:value-type="string">
            <text:p text:style-name="P92">Omelet, Chicken</text:p>
          </table:table-cell>
          <table:table-cell table:style-name="FoodItems.B2" office:value-type="float" office:value="75">
            <text:p text:style-name="P96">75</text:p>
          </table:table-cell>
          <table:table-cell table:style-name="FoodItems.B2" office:value-type="float" office:value="70">
            <text:p text:style-name="P94">70</text:p>
          </table:table-cell>
          <table:table-cell table:style-name="FoodItems.D129" office:value-type="string">
            <text:p text:style-name="P93">R</text:p>
          </table:table-cell>
          <table:table-cell table:style-name="FoodItems.E129" office:value-type="string">
            <text:p text:style-name="P95">A</text:p>
          </table:table-cell>
          <table:table-cell table:style-name="FoodItems.F129" office:value-type="string">
            <text:p text:style-name="P18">-</text:p>
          </table:table-cell>
        </table:table-row>
        <table:table-row table:style-name="FoodItems.1">
          <table:table-cell table:style-name="FoodItems.A2" office:value-type="string">
            <text:p text:style-name="P92">Omelet, Deathclaw</text:p>
          </table:table-cell>
          <table:table-cell table:style-name="FoodItems.B2" office:value-type="float" office:value="90">
            <text:p text:style-name="P96">90</text:p>
          </table:table-cell>
          <table:table-cell table:style-name="FoodItems.B2" office:value-type="float" office:value="90">
            <text:p text:style-name="P94">90</text:p>
          </table:table-cell>
          <table:table-cell table:style-name="FoodItems.D130" office:value-type="string">
            <text:p text:style-name="P93">R</text:p>
          </table:table-cell>
          <table:table-cell table:style-name="FoodItems.E130" office:value-type="string">
            <text:p text:style-name="P95">A</text:p>
          </table:table-cell>
          <table:table-cell table:style-name="FoodItems.F130" office:value-type="string">
            <text:p text:style-name="P18">-</text:p>
          </table:table-cell>
        </table:table-row>
        <table:table-row table:style-name="FoodItems.1">
          <table:table-cell table:style-name="FoodItems.A2" office:value-type="string">
            <text:p text:style-name="P92">Omelet, Plain</text:p>
          </table:table-cell>
          <table:table-cell table:style-name="FoodItems.B2" office:value-type="float" office:value="35">
            <text:p text:style-name="P93">35</text:p>
          </table:table-cell>
          <table:table-cell table:style-name="FoodItems.B2" office:value-type="float" office:value="40">
            <text:p text:style-name="P94">40</text:p>
          </table:table-cell>
          <table:table-cell table:style-name="FoodItems.D131" office:value-type="string">
            <text:p text:style-name="P93">U</text:p>
          </table:table-cell>
          <table:table-cell table:style-name="FoodItems.E131" office:value-type="string">
            <text:p text:style-name="P95">A</text:p>
          </table:table-cell>
          <table:table-cell table:style-name="FoodItems.F131" office:value-type="string">
            <text:p text:style-name="P18">-</text:p>
          </table:table-cell>
        </table:table-row>
        <table:table-row table:style-name="FoodItems.1">
          <table:table-cell table:style-name="FoodItems.A2" office:value-type="string">
            <text:p text:style-name="P92">Omelet, Radstag</text:p>
          </table:table-cell>
          <table:table-cell table:style-name="FoodItems.B2" office:value-type="float" office:value="70">
            <text:p text:style-name="P96">70</text:p>
          </table:table-cell>
          <table:table-cell table:style-name="FoodItems.B2" office:value-type="float" office:value="60">
            <text:p text:style-name="P94">60</text:p>
          </table:table-cell>
          <table:table-cell table:style-name="FoodItems.D132" office:value-type="string">
            <text:p text:style-name="P93">R</text:p>
          </table:table-cell>
          <table:table-cell table:style-name="FoodItems.E132" office:value-type="string">
            <text:p text:style-name="P95">A</text:p>
          </table:table-cell>
          <table:table-cell table:style-name="FoodItems.F132" office:value-type="string">
            <text:p text:style-name="P18">-</text:p>
          </table:table-cell>
        </table:table-row>
        <table:table-row table:style-name="FoodItems.1">
          <table:table-cell table:style-name="FoodItems.A2" office:value-type="string">
            <text:p text:style-name="P92">Omelet, Vegetable</text:p>
          </table:table-cell>
          <table:table-cell table:style-name="FoodItems.B2" office:value-type="float" office:value="65">
            <text:p text:style-name="P96">6<text:span text:style-name="T50">5</text:span></text:p>
          </table:table-cell>
          <table:table-cell table:style-name="FoodItems.B2" office:value-type="float" office:value="75">
            <text:p text:style-name="P94">75</text:p>
          </table:table-cell>
          <table:table-cell table:style-name="FoodItems.D133" office:value-type="string">
            <text:p text:style-name="P93">U</text:p>
          </table:table-cell>
          <table:table-cell table:style-name="FoodItems.E133" office:value-type="string">
            <text:p text:style-name="P95">A</text:p>
          </table:table-cell>
          <table:table-cell table:style-name="FoodItems.F133" office:value-type="string">
            <text:p text:style-name="P18">-</text:p>
          </table:table-cell>
        </table:table-row>
        <table:table-row table:style-name="FoodItems.1">
          <table:table-cell table:style-name="FoodItems.A2" office:value-type="string">
            <text:p text:style-name="P97">Scrambled Eggs</text:p>
          </table:table-cell>
          <table:table-cell table:style-name="FoodItems.B2" office:value-type="float" office:value="35">
            <text:p text:style-name="P93">35</text:p>
          </table:table-cell>
          <table:table-cell table:style-name="FoodItems.B2" office:value-type="float" office:value="35">
            <text:p text:style-name="P98">35</text:p>
          </table:table-cell>
          <table:table-cell table:style-name="FoodItems.D134" office:value-type="string">
            <text:p text:style-name="P98">C</text:p>
          </table:table-cell>
          <table:table-cell table:style-name="FoodItems.E134" office:value-type="string">
            <text:p text:style-name="P95">R</text:p>
          </table:table-cell>
          <table:table-cell table:style-name="FoodItems.F134" office:value-type="string">
            <text:p text:style-name="P18">-</text:p>
          </table:table-cell>
        </table:table-row>
        <table:table-row table:style-name="FoodItems.1">
          <table:table-cell table:style-name="FoodItems.A2" office:value-type="string">
            <text:p text:style-name="P97">Scrambled Eggs n’ Cheese</text:p>
          </table:table-cell>
          <table:table-cell table:style-name="FoodItems.B2" office:value-type="float" office:value="50">
            <text:p text:style-name="P93">50</text:p>
          </table:table-cell>
          <table:table-cell table:style-name="FoodItems.B2" office:value-type="float" office:value="50">
            <text:p text:style-name="P98">50</text:p>
          </table:table-cell>
          <table:table-cell table:style-name="FoodItems.D135" office:value-type="string">
            <text:p text:style-name="P98">C</text:p>
          </table:table-cell>
          <table:table-cell table:style-name="FoodItems.E135" office:value-type="string">
            <text:p text:style-name="P95">R</text:p>
          </table:table-cell>
          <table:table-cell table:style-name="FoodItems.F135" office:value-type="string">
            <text:p text:style-name="P18">-</text:p>
          </table:table-cell>
        </table:table-row>
        <table:table-row table:style-name="FoodItems.1">
          <table:table-cell table:style-name="FoodItems.A2" office:value-type="string">
            <text:p text:style-name="P97">Scrambled Eggs, Bacon</text:p>
          </table:table-cell>
          <table:table-cell table:style-name="FoodItems.B2" office:value-type="float" office:value="55">
            <text:p text:style-name="P98">55</text:p>
          </table:table-cell>
          <table:table-cell table:style-name="FoodItems.B2" office:value-type="float" office:value="60">
            <text:p text:style-name="P98">60</text:p>
          </table:table-cell>
          <table:table-cell table:style-name="FoodItems.D136" office:value-type="string">
            <text:p text:style-name="P98">R</text:p>
          </table:table-cell>
          <table:table-cell table:style-name="FoodItems.E136" office:value-type="string">
            <text:p text:style-name="P95">R</text:p>
          </table:table-cell>
          <table:table-cell table:style-name="FoodItems.F136" office:value-type="string">
            <text:p text:style-name="P18">-</text:p>
          </table:table-cell>
        </table:table-row>
        <table:table-row table:style-name="FoodItems.1">
          <table:table-cell table:style-name="FoodItems.A2" office:value-type="string">
            <text:p text:style-name="P97">Scrambled Eggs, Blossom</text:p>
          </table:table-cell>
          <table:table-cell table:style-name="FoodItems.B2" office:value-type="float" office:value="50">
            <text:p text:style-name="P99">50</text:p>
          </table:table-cell>
          <table:table-cell table:style-name="FoodItems.B2" office:value-type="float" office:value="85">
            <text:p text:style-name="P98">85</text:p>
          </table:table-cell>
          <table:table-cell table:style-name="FoodItems.D137" office:value-type="string">
            <text:p text:style-name="P98">R</text:p>
          </table:table-cell>
          <table:table-cell table:style-name="FoodItems.E137" office:value-type="string">
            <text:p text:style-name="P95">R</text:p>
          </table:table-cell>
          <table:table-cell table:style-name="FoodItems.F137" office:value-type="string">
            <text:p text:style-name="P18">-</text:p>
          </table:table-cell>
        </table:table-row>
        <table:table-row table:style-name="FoodItems.1">
          <table:table-cell table:style-name="FoodItems.A2" office:value-type="string">
            <text:p text:style-name="P97">Scrambled Eggs, Buttered</text:p>
          </table:table-cell>
          <table:table-cell table:style-name="FoodItems.B2" office:value-type="float" office:value="40">
            <text:p text:style-name="P93">40</text:p>
          </table:table-cell>
          <table:table-cell table:style-name="FoodItems.B2" office:value-type="float" office:value="45">
            <text:p text:style-name="P98">45</text:p>
          </table:table-cell>
          <table:table-cell table:style-name="FoodItems.D138" office:value-type="string">
            <text:p text:style-name="P98">C</text:p>
          </table:table-cell>
          <table:table-cell table:style-name="FoodItems.E138" office:value-type="string">
            <text:p text:style-name="P95">R</text:p>
          </table:table-cell>
          <table:table-cell table:style-name="FoodItems.F138" office:value-type="string">
            <text:p text:style-name="P18">-</text:p>
          </table:table-cell>
        </table:table-row>
        <table:table-row table:style-name="FoodItems.1">
          <table:table-cell table:style-name="FoodItems.A2" office:value-type="string">
            <text:p text:style-name="P97">Scrambled Eggs, Thistle</text:p>
          </table:table-cell>
          <table:table-cell table:style-name="FoodItems.B2" office:value-type="float" office:value="80">
            <text:p text:style-name="P93">80</text:p>
          </table:table-cell>
          <table:table-cell table:style-name="FoodItems.B2" office:value-type="float" office:value="100">
            <text:p text:style-name="P98">100</text:p>
          </table:table-cell>
          <table:table-cell table:style-name="FoodItems.D139" office:value-type="string">
            <text:p text:style-name="P98">R</text:p>
          </table:table-cell>
          <table:table-cell table:style-name="FoodItems.E139" office:value-type="string">
            <text:p text:style-name="P95">R</text:p>
          </table:table-cell>
          <table:table-cell table:style-name="FoodItems.F139" office:value-type="string">
            <text:p text:style-name="P18">-</text:p>
          </table:table-cell>
        </table:table-row>
        <table:table-row table:style-name="FoodItems.1">
          <table:table-cell table:style-name="FoodItems.A2" office:value-type="string">
            <text:p text:style-name="P97">Scrambled Eggs, Vegg<text:span text:style-name="T12">ie</text:span></text:p>
          </table:table-cell>
          <table:table-cell table:style-name="FoodItems.B2" office:value-type="float" office:value="60">
            <text:p text:style-name="P99">60</text:p>
          </table:table-cell>
          <table:table-cell table:style-name="FoodItems.B2" office:value-type="float" office:value="70">
            <text:p text:style-name="P98">70</text:p>
          </table:table-cell>
          <table:table-cell table:style-name="FoodItems.D140" office:value-type="string">
            <text:p text:style-name="P98">U</text:p>
          </table:table-cell>
          <table:table-cell table:style-name="FoodItems.E140" office:value-type="string">
            <text:p text:style-name="P95">R</text:p>
          </table:table-cell>
          <table:table-cell table:style-name="FoodItems.F140" office:value-type="string">
            <text:p text:style-name="P18">-</text:p>
          </table:table-cell>
        </table:table-row>
        <table:table-row table:style-name="FoodItems.1">
          <table:table-cell table:style-name="FoodItems.A2" office:value-type="string">
            <text:p text:style-name="P97"/>
            <text:p text:style-name="P97"/>
            <text:p text:style-name="P97"/>
            <text:p text:style-name="P97"/>
            <text:p text:style-name="P97"/>
            <text:p text:style-name="P97"/>
            <text:p text:style-name="P97"/>
            <text:p text:style-name="P97"/>
            <text:p text:style-name="P97"/>
            <text:p text:style-name="P97"/>
            <text:p text:style-name="P97"/>
          </table:table-cell>
          <table:table-cell table:style-name="FoodItems.B2">
            <text:p text:style-name="P93"/>
          </table:table-cell>
          <table:table-cell table:style-name="FoodItems.B2">
            <text:p text:style-name="P98"/>
          </table:table-cell>
          <table:table-cell table:style-name="FoodItems.B2">
            <text:p text:style-name="P98"/>
          </table:table-cell>
          <table:table-cell table:style-name="FoodItems.B2">
            <text:p text:style-name="P18"/>
          </table:table-cell>
          <table:table-cell table:style-name="FoodItems.F2">
            <text:p text:style-name="P18"/>
          </table:table-cell>
        </table:table-row>
        <text:soft-page-break/>
        <table:table-row table:style-name="FoodItems.1">
          <table:table-cell table:style-name="FoodItems.A2" office:value-type="string">
            <text:p text:style-name="P100">Pizza <text:span text:style-name="T13">(6)</text:span></text:p>
            <text:p text:style-name="P100"><text:s text:c="4"/><text:span text:style-name="T23">Boxed pizza that stays fresh and preserved, and self-cooks when opened and enjoyed. <text:s/></text:span><text:span text:style-name="T51">P</text:span><text:span text:style-name="T23">lain cheese pizza is the most common </text:span><text:span text:style-name="T51">type</text:span><text:span text:style-name="T23">.</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01">Pizza, <text:span text:style-name="T12">Basic Cheese</text:span></text:p>
          </table:table-cell>
          <table:table-cell table:style-name="FoodItems.B2" office:value-type="float" office:value="100">
            <text:p text:style-name="P102">100</text:p>
          </table:table-cell>
          <table:table-cell table:style-name="FoodItems.B2" office:value-type="float" office:value="200">
            <text:p text:style-name="P102">200</text:p>
          </table:table-cell>
          <table:table-cell table:style-name="FoodItems.D143" office:value-type="string">
            <text:p text:style-name="P102">U</text:p>
          </table:table-cell>
          <table:table-cell table:style-name="FoodItems.E143" office:value-type="string">
            <text:p text:style-name="P95">A</text:p>
          </table:table-cell>
          <table:table-cell table:style-name="FoodItems.F143" office:value-type="string">
            <text:p text:style-name="P18">-</text:p>
          </table:table-cell>
        </table:table-row>
        <table:table-row table:style-name="FoodItems.1">
          <table:table-cell table:style-name="FoodItems.A2" office:value-type="string">
            <text:p text:style-name="P101">Pizza, <text:span text:style-name="T12">Beef</text:span></text:p>
          </table:table-cell>
          <table:table-cell table:style-name="FoodItems.B2" office:value-type="float" office:value="125">
            <text:p text:style-name="P102">125</text:p>
          </table:table-cell>
          <table:table-cell table:style-name="FoodItems.B2" office:value-type="float" office:value="250">
            <text:p text:style-name="P102">250</text:p>
          </table:table-cell>
          <table:table-cell table:style-name="FoodItems.D144" office:value-type="string">
            <text:p text:style-name="P102">R</text:p>
          </table:table-cell>
          <table:table-cell table:style-name="FoodItems.E144" office:value-type="string">
            <text:p text:style-name="P95">A</text:p>
          </table:table-cell>
          <table:table-cell table:style-name="FoodItems.F144" office:value-type="string">
            <text:p text:style-name="P18">-</text:p>
          </table:table-cell>
        </table:table-row>
        <table:table-row table:style-name="FoodItems.1">
          <table:table-cell table:style-name="FoodItems.A2" office:value-type="string">
            <text:p text:style-name="P101">Pizza, <text:span text:style-name="T12">Cheese n’ Bacon</text:span></text:p>
          </table:table-cell>
          <table:table-cell table:style-name="FoodItems.B2" office:value-type="float" office:value="150">
            <text:p text:style-name="P102">150</text:p>
          </table:table-cell>
          <table:table-cell table:style-name="FoodItems.B2" office:value-type="float" office:value="300">
            <text:p text:style-name="P102">300</text:p>
          </table:table-cell>
          <table:table-cell table:style-name="FoodItems.D145" office:value-type="string">
            <text:p text:style-name="P102">R</text:p>
          </table:table-cell>
          <table:table-cell table:style-name="FoodItems.E145" office:value-type="string">
            <text:p text:style-name="P95">A</text:p>
          </table:table-cell>
          <table:table-cell table:style-name="FoodItems.F145" office:value-type="string">
            <text:p text:style-name="P18">-</text:p>
          </table:table-cell>
        </table:table-row>
        <table:table-row table:style-name="FoodItems.1">
          <table:table-cell table:style-name="FoodItems.A2" office:value-type="string">
            <text:p text:style-name="P101">Pizza, <text:span text:style-name="T12">Chicken</text:span></text:p>
          </table:table-cell>
          <table:table-cell table:style-name="FoodItems.B2" office:value-type="float" office:value="125">
            <text:p text:style-name="P102">125</text:p>
          </table:table-cell>
          <table:table-cell table:style-name="FoodItems.B2" office:value-type="float" office:value="250">
            <text:p text:style-name="P102">250</text:p>
          </table:table-cell>
          <table:table-cell table:style-name="FoodItems.D146" office:value-type="string">
            <text:p text:style-name="P102">R</text:p>
          </table:table-cell>
          <table:table-cell table:style-name="FoodItems.E146" office:value-type="string">
            <text:p text:style-name="P95">A</text:p>
          </table:table-cell>
          <table:table-cell table:style-name="FoodItems.F146" office:value-type="string">
            <text:p text:style-name="P18">-</text:p>
          </table:table-cell>
        </table:table-row>
        <table:table-row table:style-name="FoodItems.1">
          <table:table-cell table:style-name="FoodItems.A2" office:value-type="string">
            <text:p text:style-name="P101">Pizza, <text:span text:style-name="T12">Veggie</text:span></text:p>
          </table:table-cell>
          <table:table-cell table:style-name="FoodItems.B2" office:value-type="float" office:value="125">
            <text:p text:style-name="P102">12<text:span text:style-name="T60">5</text:span></text:p>
          </table:table-cell>
          <table:table-cell table:style-name="FoodItems.B2" office:value-type="float" office:value="250">
            <text:p text:style-name="P102">2<text:span text:style-name="T60">5</text:span>0</text:p>
          </table:table-cell>
          <table:table-cell table:style-name="FoodItems.D147" office:value-type="string">
            <text:p text:style-name="P102">U</text:p>
          </table:table-cell>
          <table:table-cell table:style-name="FoodItems.E147" office:value-type="string">
            <text:p text:style-name="P95">A</text:p>
          </table:table-cell>
          <table:table-cell table:style-name="FoodItems.F147" office:value-type="string">
            <text:p text:style-name="P18">-</text:p>
          </table:table-cell>
        </table:table-row>
        <table:table-row table:style-name="FoodItems.1">
          <table:table-cell table:style-name="FoodItems.A2" office:value-type="string">
            <text:p text:style-name="P101">Pizza, <text:span text:style-name="T12">X-Plant</text:span></text:p>
          </table:table-cell>
          <table:table-cell table:style-name="FoodItems.B2" office:value-type="float" office:value="200">
            <text:p text:style-name="P102">200</text:p>
          </table:table-cell>
          <table:table-cell table:style-name="FoodItems.B2" office:value-type="float" office:value="400">
            <text:p text:style-name="P102">400</text:p>
          </table:table-cell>
          <table:table-cell table:style-name="FoodItems.D148" office:value-type="string">
            <text:p text:style-name="P102">R</text:p>
          </table:table-cell>
          <table:table-cell table:style-name="FoodItems.E148" office:value-type="string">
            <text:p text:style-name="P95">A</text:p>
          </table:table-cell>
          <table:table-cell table:style-name="FoodItems.F148" office:value-type="string">
            <text:p text:style-name="P18">-</text:p>
          </table:table-cell>
        </table:table-row>
        <table:table-row table:style-name="FoodItems.1">
          <table:table-cell table:style-name="FoodItems.A2" office:value-type="string">
            <text:p text:style-name="P101"/>
          </table:table-cell>
          <table:table-cell table:style-name="FoodItems.B2">
            <text:p text:style-name="P102"/>
          </table:table-cell>
          <table:table-cell table:style-name="FoodItems.B2">
            <text:p text:style-name="P102"/>
          </table:table-cell>
          <table:table-cell table:style-name="FoodItems.B2">
            <text:p text:style-name="P102"/>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03">Popcorn (<text:span text:style-name="T14">6</text:span>)</text:p>
            <text:p text:style-name="P103"><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03">Popcorn, Buttered</text:p>
          </table:table-cell>
          <table:table-cell table:style-name="FoodItems.B2" office:value-type="float" office:value="40">
            <text:p text:style-name="P104">40</text:p>
          </table:table-cell>
          <table:table-cell table:style-name="FoodItems.B2" office:value-type="float" office:value="60">
            <text:p text:style-name="P104">60</text:p>
          </table:table-cell>
          <table:table-cell table:style-name="FoodItems.D151" office:value-type="string">
            <text:p text:style-name="P106">U</text:p>
          </table:table-cell>
          <table:table-cell table:style-name="FoodItems.E151" office:value-type="string">
            <text:p text:style-name="P95">R</text:p>
          </table:table-cell>
          <table:table-cell table:style-name="FoodItems.F151" office:value-type="string">
            <text:p text:style-name="P18">-</text:p>
          </table:table-cell>
        </table:table-row>
        <table:table-row table:style-name="FoodItems.1">
          <table:table-cell table:style-name="FoodItems.A2" office:value-type="string">
            <text:p text:style-name="P103">Popcorn, Cheese</text:p>
          </table:table-cell>
          <table:table-cell table:style-name="FoodItems.B2" office:value-type="float" office:value="45">
            <text:p text:style-name="P104">45</text:p>
          </table:table-cell>
          <table:table-cell table:style-name="FoodItems.B2" office:value-type="float" office:value="60">
            <text:p text:style-name="P104">60</text:p>
          </table:table-cell>
          <table:table-cell table:style-name="FoodItems.D152" office:value-type="string">
            <text:p text:style-name="P106">U</text:p>
          </table:table-cell>
          <table:table-cell table:style-name="FoodItems.E152" office:value-type="string">
            <text:p text:style-name="P95">R</text:p>
          </table:table-cell>
          <table:table-cell table:style-name="FoodItems.F152" office:value-type="string">
            <text:p text:style-name="P18">-</text:p>
          </table:table-cell>
        </table:table-row>
        <table:table-row table:style-name="FoodItems.1">
          <table:table-cell table:style-name="FoodItems.A2" office:value-type="string">
            <text:p text:style-name="P103">Popcorn, Fresh</text:p>
          </table:table-cell>
          <table:table-cell table:style-name="FoodItems.B2" office:value-type="float" office:value="35">
            <text:p text:style-name="P104">35</text:p>
          </table:table-cell>
          <table:table-cell table:style-name="FoodItems.B2" office:value-type="float" office:value="90">
            <text:p text:style-name="P105">90</text:p>
          </table:table-cell>
          <table:table-cell table:style-name="FoodItems.D153" office:value-type="string">
            <text:p text:style-name="P106">R</text:p>
          </table:table-cell>
          <table:table-cell table:style-name="FoodItems.E153" office:value-type="string">
            <text:p text:style-name="P95">R</text:p>
          </table:table-cell>
          <table:table-cell table:style-name="FoodItems.F153" office:value-type="string">
            <text:p text:style-name="P67">c</text:p>
          </table:table-cell>
        </table:table-row>
        <table:table-row table:style-name="FoodItems.1">
          <table:table-cell table:style-name="FoodItems.A2" office:value-type="string">
            <text:p text:style-name="P103">Popcorn, Kettle</text:p>
          </table:table-cell>
          <table:table-cell table:style-name="FoodItems.B2" office:value-type="float" office:value="45">
            <text:p text:style-name="P104">45</text:p>
          </table:table-cell>
          <table:table-cell table:style-name="FoodItems.B2" office:value-type="float" office:value="60">
            <text:p text:style-name="P104">60</text:p>
          </table:table-cell>
          <table:table-cell table:style-name="FoodItems.D154" office:value-type="string">
            <text:p text:style-name="P106">U</text:p>
          </table:table-cell>
          <table:table-cell table:style-name="FoodItems.E154" office:value-type="string">
            <text:p text:style-name="P95">R</text:p>
          </table:table-cell>
          <table:table-cell table:style-name="FoodItems.F154" office:value-type="string">
            <text:p text:style-name="P18">-</text:p>
          </table:table-cell>
        </table:table-row>
        <table:table-row table:style-name="FoodItems.1">
          <table:table-cell table:style-name="FoodItems.A2" office:value-type="string">
            <text:p text:style-name="P103">Popcorn, Plain</text:p>
          </table:table-cell>
          <table:table-cell table:style-name="FoodItems.B2" office:value-type="float" office:value="35">
            <text:p text:style-name="P104">35</text:p>
          </table:table-cell>
          <table:table-cell table:style-name="FoodItems.B2" office:value-type="float" office:value="45">
            <text:p text:style-name="P104">45</text:p>
          </table:table-cell>
          <table:table-cell table:style-name="FoodItems.D155" office:value-type="string">
            <text:p text:style-name="P106">C</text:p>
          </table:table-cell>
          <table:table-cell table:style-name="FoodItems.E155" office:value-type="string">
            <text:p text:style-name="P95">R</text:p>
          </table:table-cell>
          <table:table-cell table:style-name="FoodItems.F155" office:value-type="string">
            <text:p text:style-name="P18">-</text:p>
          </table:table-cell>
        </table:table-row>
        <table:table-row table:style-name="FoodItems.1">
          <table:table-cell table:style-name="FoodItems.A2" office:value-type="string">
            <text:p text:style-name="P103">Popcorn, Wild</text:p>
          </table:table-cell>
          <table:table-cell table:style-name="FoodItems.B2" office:value-type="float" office:value="50">
            <text:p text:style-name="P104">50</text:p>
          </table:table-cell>
          <table:table-cell table:style-name="FoodItems.B2" office:value-type="float" office:value="90">
            <text:p text:style-name="P104">90</text:p>
          </table:table-cell>
          <table:table-cell table:style-name="FoodItems.D156" office:value-type="string">
            <text:p text:style-name="P106">R</text:p>
          </table:table-cell>
          <table:table-cell table:style-name="FoodItems.E156" office:value-type="string">
            <text:p text:style-name="P95">R</text:p>
          </table:table-cell>
          <table:table-cell table:style-name="FoodItems.F156" office:value-type="string">
            <text:p text:style-name="P18">-</text:p>
          </table:table-cell>
        </table:table-row>
        <table:table-row table:style-name="FoodItems.1">
          <table:table-cell table:style-name="FoodItems.A2" office:value-type="string">
            <text:p text:style-name="P103"/>
          </table:table-cell>
          <table:table-cell table:style-name="FoodItems.B2">
            <text:p text:style-name="P104"/>
          </table:table-cell>
          <table:table-cell table:style-name="FoodItems.B2">
            <text:p text:style-name="P104"/>
          </table:table-cell>
          <table:table-cell table:style-name="FoodItems.B2">
            <text:p text:style-name="P106"/>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07">Candy (<text:span text:style-name="T15">1</text:span><text:span text:style-name="T32">2</text:span>)</text:p>
            <text:p text:style-name="P107"><text:s text:c="4"/><text:span text:style-name="T24">Various flavors and types of delicious candies and treats. <text:s/></text:span><text:span text:style-name="T28">Somewhat nutritious too, go figure.</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3">Candy Bar, Apple</text:p>
          </table:table-cell>
          <table:table-cell table:style-name="FoodItems.B2" office:value-type="float" office:value="50">
            <text:p text:style-name="P108">50</text:p>
          </table:table-cell>
          <table:table-cell table:style-name="FoodItems.B2" office:value-type="float" office:value="110">
            <text:p text:style-name="P109">110</text:p>
          </table:table-cell>
          <table:table-cell table:style-name="FoodItems.D159" office:value-type="string">
            <text:p text:style-name="P110">C</text:p>
          </table:table-cell>
          <table:table-cell table:style-name="FoodItems.E159" office:value-type="string">
            <text:p text:style-name="P95">A</text:p>
          </table:table-cell>
          <table:table-cell table:style-name="FoodItems.F159" office:value-type="string">
            <text:p text:style-name="P18">-</text:p>
          </table:table-cell>
        </table:table-row>
        <table:table-row table:style-name="FoodItems.1">
          <table:table-cell table:style-name="FoodItems.A2" office:value-type="string">
            <text:p text:style-name="P13">Candy Bar, Butter Dream</text:p>
          </table:table-cell>
          <table:table-cell table:style-name="FoodItems.B2" office:value-type="float" office:value="50">
            <text:p text:style-name="P108">50</text:p>
          </table:table-cell>
          <table:table-cell table:style-name="FoodItems.B2" office:value-type="float" office:value="100">
            <text:p text:style-name="P109">100</text:p>
          </table:table-cell>
          <table:table-cell table:style-name="FoodItems.D160" office:value-type="string">
            <text:p text:style-name="P110">C</text:p>
          </table:table-cell>
          <table:table-cell table:style-name="FoodItems.E160" office:value-type="string">
            <text:p text:style-name="P95">A</text:p>
          </table:table-cell>
          <table:table-cell table:style-name="FoodItems.F160" office:value-type="string">
            <text:p text:style-name="P18">-</text:p>
          </table:table-cell>
        </table:table-row>
        <table:table-row table:style-name="FoodItems.1">
          <table:table-cell table:style-name="FoodItems.A2" office:value-type="string">
            <text:p text:style-name="P13">Candy Bar, Mint Choc.</text:p>
          </table:table-cell>
          <table:table-cell table:style-name="FoodItems.B2" office:value-type="float" office:value="90">
            <text:p text:style-name="P108">90</text:p>
          </table:table-cell>
          <table:table-cell table:style-name="FoodItems.B2" office:value-type="float" office:value="220">
            <text:p text:style-name="P109">220</text:p>
          </table:table-cell>
          <table:table-cell table:style-name="FoodItems.D161" office:value-type="string">
            <text:p text:style-name="P110">R</text:p>
          </table:table-cell>
          <table:table-cell table:style-name="FoodItems.E161" office:value-type="string">
            <text:p text:style-name="P95">A</text:p>
          </table:table-cell>
          <table:table-cell table:style-name="FoodItems.F161" office:value-type="string">
            <text:p text:style-name="P18">-</text:p>
          </table:table-cell>
        </table:table-row>
        <table:table-row table:style-name="FoodItems.1">
          <table:table-cell table:style-name="FoodItems.A2" office:value-type="string">
            <text:p text:style-name="P13">Candy Bar, Mutfruit</text:p>
          </table:table-cell>
          <table:table-cell table:style-name="FoodItems.B2" office:value-type="float" office:value="55">
            <text:p text:style-name="P108">55</text:p>
          </table:table-cell>
          <table:table-cell table:style-name="FoodItems.B2" office:value-type="float" office:value="110">
            <text:p text:style-name="P109">110</text:p>
          </table:table-cell>
          <table:table-cell table:style-name="FoodItems.D162" office:value-type="string">
            <text:p text:style-name="P110">U</text:p>
          </table:table-cell>
          <table:table-cell table:style-name="FoodItems.E162" office:value-type="string">
            <text:p text:style-name="P95">A</text:p>
          </table:table-cell>
          <table:table-cell table:style-name="FoodItems.F162" office:value-type="string">
            <text:p text:style-name="P18">-</text:p>
          </table:table-cell>
        </table:table-row>
        <table:table-row table:style-name="FoodItems.1">
          <table:table-cell table:style-name="FoodItems.A2" office:value-type="string">
            <text:p text:style-name="P13">Candy Bar, Nuke Nut</text:p>
          </table:table-cell>
          <table:table-cell table:style-name="FoodItems.B2" office:value-type="float" office:value="70">
            <text:p text:style-name="P108">70</text:p>
          </table:table-cell>
          <table:table-cell table:style-name="FoodItems.B2" office:value-type="float" office:value="120">
            <text:p text:style-name="P109">120</text:p>
          </table:table-cell>
          <table:table-cell table:style-name="FoodItems.D163" office:value-type="string">
            <text:p text:style-name="P110">C</text:p>
          </table:table-cell>
          <table:table-cell table:style-name="FoodItems.E163" office:value-type="string">
            <text:p text:style-name="P95">A</text:p>
          </table:table-cell>
          <table:table-cell table:style-name="FoodItems.F163" office:value-type="string">
            <text:p text:style-name="P18">-</text:p>
          </table:table-cell>
        </table:table-row>
        <table:table-row table:style-name="FoodItems.1">
          <table:table-cell table:style-name="FoodItems.A2" office:value-type="string">
            <text:p text:style-name="P13">Candy Bar, Orange</text:p>
          </table:table-cell>
          <table:table-cell table:style-name="FoodItems.B2" office:value-type="float" office:value="55">
            <text:p text:style-name="P108">55</text:p>
          </table:table-cell>
          <table:table-cell table:style-name="FoodItems.B2" office:value-type="float" office:value="110">
            <text:p text:style-name="P109">110</text:p>
          </table:table-cell>
          <table:table-cell table:style-name="FoodItems.D164" office:value-type="string">
            <text:p text:style-name="P110">C</text:p>
          </table:table-cell>
          <table:table-cell table:style-name="FoodItems.E164" office:value-type="string">
            <text:p text:style-name="P95">A</text:p>
          </table:table-cell>
          <table:table-cell table:style-name="FoodItems.F164" office:value-type="string">
            <text:p text:style-name="P18">-</text:p>
          </table:table-cell>
        </table:table-row>
        <table:table-row table:style-name="FoodItems.1">
          <table:table-cell table:style-name="FoodItems.A2" office:value-type="string">
            <text:p text:style-name="P13">Candy Bar, Pumpkin Spice</text:p>
          </table:table-cell>
          <table:table-cell table:style-name="FoodItems.B2" office:value-type="float" office:value="50">
            <text:p text:style-name="P108">50</text:p>
          </table:table-cell>
          <table:table-cell table:style-name="FoodItems.B2" office:value-type="float" office:value="100">
            <text:p text:style-name="P109">100</text:p>
          </table:table-cell>
          <table:table-cell table:style-name="FoodItems.D165" office:value-type="string">
            <text:p text:style-name="P110">C</text:p>
          </table:table-cell>
          <table:table-cell table:style-name="FoodItems.E165" office:value-type="string">
            <text:p text:style-name="P95">A</text:p>
          </table:table-cell>
          <table:table-cell table:style-name="FoodItems.F165" office:value-type="string">
            <text:p text:style-name="P18">-</text:p>
          </table:table-cell>
        </table:table-row>
        <table:table-row table:style-name="FoodItems.1">
          <table:table-cell table:style-name="FoodItems.A2" office:value-type="string">
            <text:p text:style-name="P13">Candy Bar, Sugar Spice</text:p>
          </table:table-cell>
          <table:table-cell table:style-name="FoodItems.B2" office:value-type="float" office:value="45">
            <text:p text:style-name="P108">45</text:p>
          </table:table-cell>
          <table:table-cell table:style-name="FoodItems.B2" office:value-type="float" office:value="100">
            <text:p text:style-name="P109">100</text:p>
          </table:table-cell>
          <table:table-cell table:style-name="FoodItems.D166" office:value-type="string">
            <text:p text:style-name="P110">C</text:p>
          </table:table-cell>
          <table:table-cell table:style-name="FoodItems.E166" office:value-type="string">
            <text:p text:style-name="P95">A</text:p>
          </table:table-cell>
          <table:table-cell table:style-name="FoodItems.F166" office:value-type="string">
            <text:p text:style-name="P18">-</text:p>
          </table:table-cell>
        </table:table-row>
        <table:table-row table:style-name="FoodItems.1">
          <table:table-cell table:style-name="FoodItems.A2" office:value-type="string">
            <text:p text:style-name="P13">Candy Bar, Tarberry</text:p>
          </table:table-cell>
          <table:table-cell table:style-name="FoodItems.B2" office:value-type="float" office:value="50">
            <text:p text:style-name="P108">50</text:p>
          </table:table-cell>
          <table:table-cell table:style-name="FoodItems.B2" office:value-type="float" office:value="120">
            <text:p text:style-name="P109">120</text:p>
          </table:table-cell>
          <table:table-cell table:style-name="FoodItems.D167" office:value-type="string">
            <text:p text:style-name="P110">C</text:p>
          </table:table-cell>
          <table:table-cell table:style-name="FoodItems.E167" office:value-type="string">
            <text:p text:style-name="P95">A</text:p>
          </table:table-cell>
          <table:table-cell table:style-name="FoodItems.F167" office:value-type="string">
            <text:p text:style-name="P18">-</text:p>
          </table:table-cell>
        </table:table-row>
        <table:table-row table:style-name="FoodItems.1">
          <table:table-cell table:style-name="FoodItems.A2" office:value-type="string">
            <text:p text:style-name="P13">Candy Bar, Wild Mutfruit</text:p>
          </table:table-cell>
          <table:table-cell table:style-name="FoodItems.B2" office:value-type="float" office:value="65">
            <text:p text:style-name="P108">65</text:p>
          </table:table-cell>
          <table:table-cell table:style-name="FoodItems.B2" office:value-type="float" office:value="160">
            <text:p text:style-name="P109">160</text:p>
          </table:table-cell>
          <table:table-cell table:style-name="FoodItems.D168" office:value-type="string">
            <text:p text:style-name="P110">R</text:p>
          </table:table-cell>
          <table:table-cell table:style-name="FoodItems.E168" office:value-type="string">
            <text:p text:style-name="P95">A</text:p>
          </table:table-cell>
          <table:table-cell table:style-name="FoodItems.F168" office:value-type="string">
            <text:p text:style-name="P18">-</text:p>
          </table:table-cell>
        </table:table-row>
        <table:table-row table:style-name="FoodItems.1">
          <table:table-cell table:style-name="FoodItems.A2" office:value-type="string">
            <text:p text:style-name="P13">Candy Bar, Wild Tarberry</text:p>
          </table:table-cell>
          <table:table-cell table:style-name="FoodItems.B2" office:value-type="float" office:value="65">
            <text:p text:style-name="P108">65</text:p>
          </table:table-cell>
          <table:table-cell table:style-name="FoodItems.B2" office:value-type="float" office:value="160">
            <text:p text:style-name="P109">160</text:p>
          </table:table-cell>
          <table:table-cell table:style-name="FoodItems.D169" office:value-type="string">
            <text:p text:style-name="P110">R</text:p>
          </table:table-cell>
          <table:table-cell table:style-name="FoodItems.E169" office:value-type="string">
            <text:p text:style-name="P95">A</text:p>
          </table:table-cell>
          <table:table-cell table:style-name="FoodItems.F169" office:value-type="string">
            <text:p text:style-name="P18">-</text:p>
          </table:table-cell>
        </table:table-row>
        <table:table-row table:style-name="FoodItems.1">
          <table:table-cell table:style-name="FoodItems.A2" office:value-type="string">
            <text:p text:style-name="P15">Chocolate Candies</text:p>
          </table:table-cell>
          <table:table-cell table:style-name="FoodItems.B2" office:value-type="float" office:value="45">
            <text:p text:style-name="P16">45</text:p>
          </table:table-cell>
          <table:table-cell table:style-name="FoodItems.B2" office:value-type="float" office:value="65">
            <text:p text:style-name="P15">65</text:p>
          </table:table-cell>
          <table:table-cell table:style-name="FoodItems.D170" office:value-type="string">
            <text:p text:style-name="P15">C</text:p>
          </table:table-cell>
          <table:table-cell table:style-name="FoodItems.E170" office:value-type="string">
            <text:p text:style-name="P17">R</text:p>
          </table:table-cell>
          <table:table-cell table:style-name="FoodItems.F170" office:value-type="string">
            <text:p text:style-name="P18">-</text:p>
          </table:table-cell>
        </table:table-row>
        <table:table-row table:style-name="FoodItems.1">
          <table:table-cell table:style-name="FoodItems.A2" office:value-type="string">
            <text:p text:style-name="P122">Butter Cups, Nuke Nut</text:p>
          </table:table-cell>
          <table:table-cell table:style-name="FoodItems.B2" office:value-type="float" office:value="80">
            <text:p text:style-name="P124">80</text:p>
          </table:table-cell>
          <table:table-cell table:style-name="FoodItems.B2" office:value-type="float" office:value="500">
            <text:p text:style-name="P124">500</text:p>
          </table:table-cell>
          <table:table-cell table:style-name="FoodItems.D171" office:value-type="string">
            <text:p text:style-name="P122">R</text:p>
          </table:table-cell>
          <table:table-cell table:style-name="FoodItems.E171" office:value-type="string">
            <text:p text:style-name="P122">A</text:p>
          </table:table-cell>
          <table:table-cell table:style-name="FoodItems.F171" office:value-type="string">
            <text:p text:style-name="P123">g</text:p>
          </table:table-cell>
        </table:table-row>
        <table:table-row table:style-name="FoodItems.1">
          <table:table-cell table:style-name="FoodItems.A2" office:value-type="string">
            <text:p text:style-name="P122">Butter Cups, Silt Bean</text:p>
          </table:table-cell>
          <table:table-cell table:style-name="FoodItems.B2" office:value-type="float" office:value="80">
            <text:p text:style-name="P124">80</text:p>
          </table:table-cell>
          <table:table-cell table:style-name="FoodItems.B2" office:value-type="float" office:value="500">
            <text:p text:style-name="P124">500</text:p>
          </table:table-cell>
          <table:table-cell table:style-name="FoodItems.D172" office:value-type="string">
            <text:p text:style-name="P122">R</text:p>
          </table:table-cell>
          <table:table-cell table:style-name="FoodItems.E172" office:value-type="string">
            <text:p text:style-name="P122">A</text:p>
          </table:table-cell>
          <table:table-cell table:style-name="FoodItems.F172" office:value-type="string">
            <text:p text:style-name="P123">g</text:p>
          </table:table-cell>
        </table:table-row>
        <table:table-row table:style-name="FoodItems.1">
          <table:table-cell table:style-name="FoodItems.A2" office:value-type="string">
            <text:p text:style-name="P13"/>
            <text:p text:style-name="P13"/>
            <text:p text:style-name="P13"/>
            <text:p text:style-name="P13"/>
            <text:p text:style-name="P13"/>
          </table:table-cell>
          <table:table-cell table:style-name="FoodItems.B2">
            <text:p text:style-name="P108"/>
          </table:table-cell>
          <table:table-cell table:style-name="FoodItems.B2">
            <text:p text:style-name="P109"/>
          </table:table-cell>
          <table:table-cell table:style-name="FoodItems.B2">
            <text:p text:style-name="P110"/>
          </table:table-cell>
          <table:table-cell table:style-name="FoodItems.B2">
            <text:p text:style-name="P18"/>
          </table:table-cell>
          <table:table-cell table:style-name="FoodItems.F2">
            <text:p text:style-name="P18"/>
          </table:table-cell>
        </table:table-row>
        <text:soft-page-break/>
        <table:table-row table:style-name="FoodItems.1">
          <table:table-cell table:style-name="FoodItems.A2" office:value-type="string">
            <text:p text:style-name="P13">Ingredients (<text:span text:style-name="T42">7</text:span>, plus cooking oil from base game)</text:p>
            <text:p text:style-name="P13"><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11">Butter, Milk-<text:span text:style-name="T58">Based</text:span></text:p>
          </table:table-cell>
          <table:table-cell table:style-name="FoodItems.B2" office:value-type="float" office:value="5">
            <text:p text:style-name="P111">5</text:p>
          </table:table-cell>
          <table:table-cell table:style-name="FoodItems.B2" office:value-type="float" office:value="15">
            <text:p text:style-name="P111">15</text:p>
          </table:table-cell>
          <table:table-cell table:style-name="FoodItems.D175" office:value-type="string">
            <text:p text:style-name="P111">C</text:p>
          </table:table-cell>
          <table:table-cell table:style-name="FoodItems.E175" office:value-type="string">
            <text:p text:style-name="P95">R</text:p>
          </table:table-cell>
          <table:table-cell table:style-name="FoodItems.F175" office:value-type="string">
            <text:p text:style-name="P111">a</text:p>
          </table:table-cell>
        </table:table-row>
        <table:table-row table:style-name="FoodItems.1">
          <table:table-cell table:style-name="FoodItems.A2" office:value-type="string">
            <text:p text:style-name="P14"><text:span text:style-name="T39">Butter, </text:span>Nuke Nut</text:p>
          </table:table-cell>
          <table:table-cell table:style-name="FoodItems.B2" office:value-type="float" office:value="22">
            <text:p text:style-name="P112">22</text:p>
          </table:table-cell>
          <table:table-cell table:style-name="FoodItems.B2" office:value-type="float" office:value="36">
            <text:p text:style-name="P113">3<text:span text:style-name="T40">6</text:span></text:p>
          </table:table-cell>
          <table:table-cell table:style-name="FoodItems.D176" office:value-type="string">
            <text:p text:style-name="P111">C</text:p>
          </table:table-cell>
          <table:table-cell table:style-name="FoodItems.E176" office:value-type="string">
            <text:p text:style-name="P95">R</text:p>
          </table:table-cell>
          <table:table-cell table:style-name="FoodItems.F176" office:value-type="string">
            <text:p text:style-name="P18">-</text:p>
          </table:table-cell>
        </table:table-row>
        <table:table-row table:style-name="FoodItems.1">
          <table:table-cell table:style-name="FoodItems.A2" office:value-type="string">
            <text:p text:style-name="P14"><text:span text:style-name="T39">Butter, </text:span><text:span text:style-name="T40">Silt Bean</text:span></text:p>
          </table:table-cell>
          <table:table-cell table:style-name="FoodItems.B2" office:value-type="float" office:value="10">
            <text:p text:style-name="P112">10</text:p>
          </table:table-cell>
          <table:table-cell table:style-name="FoodItems.B2" office:value-type="float" office:value="32">
            <text:p text:style-name="P113">3<text:span text:style-name="T40">2</text:span></text:p>
          </table:table-cell>
          <table:table-cell table:style-name="FoodItems.D177" office:value-type="string">
            <text:p text:style-name="P111">C</text:p>
          </table:table-cell>
          <table:table-cell table:style-name="FoodItems.E177" office:value-type="string">
            <text:p text:style-name="P95">R</text:p>
          </table:table-cell>
          <table:table-cell table:style-name="FoodItems.F177" office:value-type="string">
            <text:p text:style-name="P18">-</text:p>
          </table:table-cell>
        </table:table-row>
        <table:table-row table:style-name="FoodItems.1">
          <table:table-cell table:style-name="FoodItems.A2" office:value-type="string">
            <text:p text:style-name="P13">Cooking Oil</text:p>
          </table:table-cell>
          <table:table-cell table:style-name="FoodItems.B178" office:value-type="string">
            <text:p text:style-name="P18">-</text:p>
          </table:table-cell>
          <table:table-cell table:style-name="FoodItems.B2" office:value-type="float" office:value="4">
            <text:p text:style-name="P114">4</text:p>
          </table:table-cell>
          <table:table-cell table:style-name="FoodItems.D178" office:value-type="string">
            <text:p text:style-name="P111">C</text:p>
          </table:table-cell>
          <table:table-cell table:style-name="FoodItems.E178" office:value-type="string">
            <text:p text:style-name="P95">R</text:p>
          </table:table-cell>
          <table:table-cell table:style-name="FoodItems.F178" office:value-type="string">
            <text:p text:style-name="P67">a</text:p>
          </table:table-cell>
        </table:table-row>
        <table:table-row table:style-name="FoodItems.1">
          <table:table-cell table:style-name="FoodItems.A2" office:value-type="string">
            <text:p text:style-name="P13">Corn Sugar</text:p>
          </table:table-cell>
          <table:table-cell table:style-name="FoodItems.B2" office:value-type="float" office:value="2">
            <text:p text:style-name="P114">2</text:p>
          </table:table-cell>
          <table:table-cell table:style-name="FoodItems.B2" office:value-type="float" office:value="8">
            <text:p text:style-name="P113">8</text:p>
          </table:table-cell>
          <table:table-cell table:style-name="FoodItems.D179" office:value-type="string">
            <text:p text:style-name="P111">C</text:p>
          </table:table-cell>
          <table:table-cell table:style-name="FoodItems.E179" office:value-type="string">
            <text:p text:style-name="P95">R</text:p>
          </table:table-cell>
          <table:table-cell table:style-name="FoodItems.F179" office:value-type="string">
            <text:p text:style-name="P113">a</text:p>
          </table:table-cell>
        </table:table-row>
        <table:table-row table:style-name="FoodItems.1">
          <table:table-cell table:style-name="FoodItems.A2" office:value-type="string">
            <text:p text:style-name="P13">Fungus Cheese</text:p>
          </table:table-cell>
          <table:table-cell table:style-name="FoodItems.B2" office:value-type="float" office:value="5">
            <text:p text:style-name="P114">5</text:p>
          </table:table-cell>
          <table:table-cell table:style-name="FoodItems.B2" office:value-type="float" office:value="29">
            <text:p text:style-name="P113">29</text:p>
          </table:table-cell>
          <table:table-cell table:style-name="FoodItems.D180" office:value-type="string">
            <text:p text:style-name="P111">C</text:p>
          </table:table-cell>
          <table:table-cell table:style-name="FoodItems.E180" office:value-type="string">
            <text:p text:style-name="P95">R</text:p>
          </table:table-cell>
          <table:table-cell table:style-name="FoodItems.F180" office:value-type="string">
            <text:p text:style-name="P18">-</text:p>
          </table:table-cell>
        </table:table-row>
        <table:table-row table:style-name="FoodItems.1">
          <table:table-cell table:style-name="FoodItems.A2" office:value-type="string">
            <text:p text:style-name="P113">Milk</text:p>
          </table:table-cell>
          <table:table-cell table:style-name="FoodItems.B2" office:value-type="float" office:value="25">
            <text:p text:style-name="P113">25</text:p>
          </table:table-cell>
          <table:table-cell table:style-name="FoodItems.B2" office:value-type="float" office:value="8">
            <text:p text:style-name="P113">8</text:p>
          </table:table-cell>
          <table:table-cell table:style-name="FoodItems.D181" office:value-type="string">
            <text:p text:style-name="P111">C</text:p>
          </table:table-cell>
          <table:table-cell table:style-name="FoodItems.E181" office:value-type="string">
            <text:p text:style-name="P18">-</text:p>
          </table:table-cell>
          <table:table-cell table:style-name="FoodItems.F181" office:value-type="string">
            <text:p text:style-name="P18">-</text:p>
          </table:table-cell>
        </table:table-row>
        <table:table-row table:style-name="FoodItems.1">
          <table:table-cell table:style-name="FoodItems.A2" office:value-type="string">
            <text:p text:style-name="P13">Raw Egg</text:p>
          </table:table-cell>
          <table:table-cell table:style-name="FoodItems.B2" office:value-type="float" office:value="10">
            <text:p text:style-name="P113">10</text:p>
          </table:table-cell>
          <table:table-cell table:style-name="FoodItems.B2" office:value-type="float" office:value="11">
            <text:p text:style-name="P113">11</text:p>
          </table:table-cell>
          <table:table-cell table:style-name="FoodItems.D182" office:value-type="string">
            <text:p text:style-name="P111">C</text:p>
          </table:table-cell>
          <table:table-cell table:style-name="FoodItems.E182" office:value-type="string">
            <text:p text:style-name="P95">R</text:p>
          </table:table-cell>
          <table:table-cell table:style-name="FoodItems.F182" office:value-type="string">
            <text:p text:style-name="P67">a</text:p>
          </table:table-cell>
        </table:table-row>
        <table:table-row table:style-name="FoodItems.1">
          <table:table-cell table:style-name="FoodItems.A2" office:value-type="string">
            <text:p text:style-name="P13"/>
          </table:table-cell>
          <table:table-cell table:style-name="FoodItems.B2">
            <text:p text:style-name="P114"/>
          </table:table-cell>
          <table:table-cell table:style-name="FoodItems.B2">
            <text:p text:style-name="P114"/>
          </table:table-cell>
          <table:table-cell table:style-name="FoodItems.B2">
            <text:p text:style-name="P67"/>
          </table:table-cell>
          <table:table-cell table:style-name="FoodItems.B2">
            <text:p text:style-name="P67"/>
          </table:table-cell>
          <table:table-cell table:style-name="FoodItems.F2">
            <text:p text:style-name="P67"/>
          </table:table-cell>
        </table:table-row>
        <table:table-row table:style-name="FoodItems.1">
          <table:table-cell table:style-name="FoodItems.A2" office:value-type="string">
            <text:p text:style-name="P13">Harvest-able Crops (<text:span text:style-name="T17">7</text:span>)</text:p>
            <text:p text:style-name="P13"><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15">Lunkflower</text:p>
          </table:table-cell>
          <table:table-cell table:style-name="FoodItems.B2" office:value-type="float" office:value="5">
            <text:p text:style-name="P116">5</text:p>
          </table:table-cell>
          <table:table-cell table:style-name="FoodItems.B2" office:value-type="float" office:value="8">
            <text:p text:style-name="P116">8</text:p>
          </table:table-cell>
          <table:table-cell table:style-name="FoodItems.D185" office:value-type="string">
            <text:p text:style-name="P116">C</text:p>
          </table:table-cell>
          <table:table-cell table:style-name="FoodItems.E185" office:value-type="string">
            <text:p text:style-name="P18">-</text:p>
          </table:table-cell>
          <table:table-cell table:style-name="FoodItems.F185" office:value-type="string">
            <text:p text:style-name="P18">-</text:p>
          </table:table-cell>
        </table:table-row>
        <table:table-row table:style-name="FoodItems.1">
          <table:table-cell table:style-name="FoodItems.A2" office:value-type="string">
            <text:p text:style-name="P117">Milkmelon</text:p>
          </table:table-cell>
          <table:table-cell table:style-name="FoodItems.B2" office:value-type="float" office:value="-12">
            <text:p text:style-name="P116">-<text:span text:style-name="T45">1</text:span><text:span text:style-name="T52">2</text:span></text:p>
          </table:table-cell>
          <table:table-cell table:style-name="FoodItems.B2" office:value-type="float" office:value="65">
            <text:p text:style-name="P118">65</text:p>
          </table:table-cell>
          <table:table-cell table:style-name="FoodItems.D186" office:value-type="string">
            <text:p text:style-name="P119">U</text:p>
          </table:table-cell>
          <table:table-cell table:style-name="FoodItems.E186" office:value-type="string">
            <text:p text:style-name="P118">-</text:p>
          </table:table-cell>
          <table:table-cell table:style-name="FoodItems.F186" office:value-type="string">
            <text:p text:style-name="P118">a</text:p>
          </table:table-cell>
        </table:table-row>
        <table:table-row table:style-name="FoodItems.1">
          <table:table-cell table:style-name="FoodItems.A2" office:value-type="string">
            <text:p text:style-name="P115">Mintberry</text:p>
          </table:table-cell>
          <table:table-cell table:style-name="FoodItems.B2" office:value-type="float" office:value="5">
            <text:p text:style-name="P116">5</text:p>
          </table:table-cell>
          <table:table-cell table:style-name="FoodItems.B2" office:value-type="float" office:value="25">
            <text:p text:style-name="P120">25</text:p>
          </table:table-cell>
          <table:table-cell table:style-name="FoodItems.D187" office:value-type="string">
            <text:p text:style-name="P116">C</text:p>
          </table:table-cell>
          <table:table-cell table:style-name="FoodItems.E187" office:value-type="string">
            <text:p text:style-name="P18">-</text:p>
          </table:table-cell>
          <table:table-cell table:style-name="FoodItems.F187" office:value-type="string">
            <text:p text:style-name="P18">-</text:p>
          </table:table-cell>
        </table:table-row>
        <table:table-row table:style-name="FoodItems.1">
          <table:table-cell table:style-name="FoodItems.A2" office:value-type="string">
            <text:p text:style-name="P115">Nuke Nut</text:p>
          </table:table-cell>
          <table:table-cell table:style-name="FoodItems.B2" office:value-type="float" office:value="12">
            <text:p text:style-name="P116">12</text:p>
          </table:table-cell>
          <table:table-cell table:style-name="FoodItems.B2" office:value-type="float" office:value="20">
            <text:p text:style-name="P121">20</text:p>
          </table:table-cell>
          <table:table-cell table:style-name="FoodItems.D188" office:value-type="string">
            <text:p text:style-name="P116">C</text:p>
          </table:table-cell>
          <table:table-cell table:style-name="FoodItems.E188" office:value-type="string">
            <text:p text:style-name="P18">-</text:p>
          </table:table-cell>
          <table:table-cell table:style-name="FoodItems.F188" office:value-type="string">
            <text:p text:style-name="P18">-</text:p>
          </table:table-cell>
        </table:table-row>
        <table:table-row table:style-name="FoodItems.1">
          <table:table-cell table:style-name="FoodItems.A2" office:value-type="string">
            <text:p text:style-name="P115">Nuclear Orange</text:p>
          </table:table-cell>
          <table:table-cell table:style-name="FoodItems.B2" office:value-type="float" office:value="12">
            <text:p text:style-name="P116">12</text:p>
          </table:table-cell>
          <table:table-cell table:style-name="FoodItems.B2" office:value-type="float" office:value="15">
            <text:p text:style-name="P116">1<text:span text:style-name="T53">5</text:span></text:p>
          </table:table-cell>
          <table:table-cell table:style-name="FoodItems.D189" office:value-type="string">
            <text:p text:style-name="P116">C</text:p>
          </table:table-cell>
          <table:table-cell table:style-name="FoodItems.E189" office:value-type="string">
            <text:p text:style-name="P18">-</text:p>
          </table:table-cell>
          <table:table-cell table:style-name="FoodItems.F189" office:value-type="string">
            <text:p text:style-name="P18">-</text:p>
          </table:table-cell>
        </table:table-row>
        <table:table-row table:style-name="FoodItems.1">
          <table:table-cell table:style-name="FoodItems.A2" office:value-type="string">
            <text:p text:style-name="P115">Starpepper Berry</text:p>
          </table:table-cell>
          <table:table-cell table:style-name="FoodItems.B2" office:value-type="float" office:value="5">
            <text:p text:style-name="P116">5</text:p>
          </table:table-cell>
          <table:table-cell table:style-name="FoodItems.B2" office:value-type="float" office:value="8">
            <text:p text:style-name="P116">8</text:p>
          </table:table-cell>
          <table:table-cell table:style-name="FoodItems.D190" office:value-type="string">
            <text:p text:style-name="P116">C</text:p>
          </table:table-cell>
          <table:table-cell table:style-name="FoodItems.E190" office:value-type="string">
            <text:p text:style-name="P18">-</text:p>
          </table:table-cell>
          <table:table-cell table:style-name="FoodItems.F190" office:value-type="string">
            <text:p text:style-name="P18">-</text:p>
          </table:table-cell>
        </table:table-row>
        <table:table-row table:style-name="FoodItems.1">
          <table:table-cell table:style-name="FoodItems.A2" office:value-type="string">
            <text:p text:style-name="P115">Vine Apple</text:p>
          </table:table-cell>
          <table:table-cell table:style-name="FoodItems.B2" office:value-type="float" office:value="10">
            <text:p text:style-name="P116">10</text:p>
          </table:table-cell>
          <table:table-cell table:style-name="FoodItems.B2" office:value-type="float" office:value="16">
            <text:p text:style-name="P116">1<text:span text:style-name="T54">6</text:span></text:p>
          </table:table-cell>
          <table:table-cell table:style-name="FoodItems.D191" office:value-type="string">
            <text:p text:style-name="P116">C</text:p>
          </table:table-cell>
          <table:table-cell table:style-name="FoodItems.E191" office:value-type="string">
            <text:p text:style-name="P18">-</text:p>
          </table:table-cell>
          <table:table-cell table:style-name="FoodItems.F191" office:value-type="string">
            <text:p text:style-name="P18">-</text:p>
          </table:table-cell>
        </table:table-row>
        <table:table-row table:style-name="FoodItems.1">
          <table:table-cell table:style-name="FoodItems.A2" office:value-type="string">
            <text:p text:style-name="P115">Vine Onion</text:p>
          </table:table-cell>
          <table:table-cell table:style-name="FoodItems.B2" office:value-type="float" office:value="5">
            <text:p text:style-name="P116">5</text:p>
          </table:table-cell>
          <table:table-cell table:style-name="FoodItems.B2" office:value-type="float" office:value="16">
            <text:p text:style-name="P116">1<text:span text:style-name="T54">6</text:span></text:p>
          </table:table-cell>
          <table:table-cell table:style-name="FoodItems.D192" office:value-type="string">
            <text:p text:style-name="P116">C</text:p>
          </table:table-cell>
          <table:table-cell table:style-name="FoodItems.E192" office:value-type="string">
            <text:p text:style-name="P18">-</text:p>
          </table:table-cell>
          <table:table-cell table:style-name="FoodItems.F192" office:value-type="string">
            <text:p text:style-name="P18">-</text:p>
          </table:table-cell>
        </table:table-row>
        <table:table-row table:style-name="FoodItems.1">
          <table:table-cell table:style-name="FoodItems.A2" office:value-type="string">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row table:style-name="FoodItems.1">
          <table:table-cell table:style-name="FoodItems.A2" office:value-type="string">
            <text:p text:style-name="P13">Total <text:span text:style-name="T16">DCDAM</text:span> Items: <text:span text:style-name="T18">1</text:span><text:span text:style-name="T43">5</text:span><text:span text:style-name="T34">1</text:span></text:p>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B2">
            <text:p text:style-name="P18"/>
          </table:table-cell>
          <table:table-cell table:style-name="FoodItems.F2">
            <text:p text:style-name="P18"/>
          </table:table-cell>
        </table:table-row>
      </table:table>
      <text:p text:style-name="P4">----- RARITY</text:p>
      <text:p text:style-name="P5">C: <text:s/>Common</text:p>
      <text:p text:style-name="P5">U: <text:s/>Uncommon</text:p>
      <text:p text:style-name="P5">R: <text:s/>Rare</text:p>
      <text:p text:style-name="P4">----- OVEN</text:p>
      <text:p text:style-name="P4">R: <text:s/>Regular, basic oven, with recipes shared with other base-game cooking stations.</text:p>
      <text:p text:style-name="P4">A: <text:s/>Advanced, specialty oven that only cooks top-tier DCDAM items that are not available in the basic cooking stations.</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11">f: <text:s/>Temporarily increases the amount of stuff that can be carried.</text:p>
      <text:p text:style-name="P12">g: <text:s/>Temporarily applies damage resist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10T23:01:44.294000000</dc:date>
    <meta:editing-duration>P3DT7H46M34S</meta:editing-duration>
    <meta:editing-cycles>196</meta:editing-cycles>
    <meta:print-date>2023-12-07T07:23:09.326000000</meta:print-date>
    <meta:printed-by>PDF files</meta:printed-by>
    <meta:document-statistic meta:table-count="1" meta:image-count="0" meta:object-count="0" meta:page-count="7" meta:paragraph-count="1034" meta:word-count="1940" meta:character-count="8016" meta:non-whitespace-character-count="7020"/>
  </office:meta>
</office:document-meta>
</file>